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9.9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3.979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6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9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1" style:family="table-cell" style:parent-style-name="Default">
      <style:table-cell-properties fo:border="0.99pt solid #000000"/>
    </style:style>
    <style:style style:name="ce7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3" style:family="table-cell" style:parent-style-name="Pivot_20_Table_20_Field">
      <style:table-cell-properties fo:border="0.99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6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8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4" style:family="table-cell" style:parent-style-name="Pivot_20_Table_20_Result" style:data-style-name="N0"/>
    <style:style style:name="ce8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9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9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6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9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9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2" style:family="table-cell" style:parent-style-name="Pivot_20_Table_20_Value">
      <style:table-cell-properties fo:border-bottom="none" fo:border-left="0.99pt solid #000000" fo:border-right="none" fo:border-top="none"/>
    </style:style>
    <style:style style:name="ce10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0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05" style:family="table-cell" style:parent-style-name="Pivot_20_Table_20_Value">
      <style:table-cell-properties fo:border-bottom="none" fo:border-left="none" fo:border-right="none" fo:border-top="0.99pt solid #000000"/>
    </style:style>
    <style:style style:name="ce106" style:family="table-cell" style:parent-style-name="Pivot_20_Table_20_Value">
      <style:table-cell-properties fo:border-bottom="0.99pt solid #000000" fo:border-left="none" fo:border-right="none" fo:border-top="none"/>
    </style:style>
    <style:style style:name="ce10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0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9" style:family="table-cell" style:parent-style-name="Pivot_20_Table_20_Value">
      <style:table-cell-properties fo:border-bottom="none" fo:border-left="none" fo:border-right="0.99pt solid #000000" fo:border-top="none"/>
    </style:style>
    <style:style style:name="ce11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12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13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1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Default" style:data-style-name="N37">
      <style:table-cell-properties fo:border="0.74pt solid #000000"/>
    </style:style>
    <style:style style:name="ce15" style:family="table-cell" style:parent-style-name="Default" style:data-style-name="N0">
      <style:table-cell-properties fo:background-color="#dddddd" fo:border="0.74pt solid #000000"/>
    </style:style>
    <style:style style:name="ce16" style:family="table-cell" style:parent-style-name="Default" style:data-style-name="N104">
      <style:table-cell-properties fo:background-color="#dddddd" fo:border="0.74pt solid #0000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lista_motivos)" table:allow-empty-cell="true" table:display-list="unsorted" table:base-cell-address="'Resumen Estadistito 2'.D1">
          <table:error-message table:message-type="stop" table:display="true"/>
        </table:content-validation>
        <table:content-validation table:name="val2" table:condition="of:cell-content-is-in-list(lista_meses)" table:allow-empty-cell="true" table:display-list="unsorted" table:base-cell-address="'Resumen Estadistito 2'.D17">
          <table:error-message table:message-type="stop" table:display="true"/>
        </table:content-validation>
      </table:content-validations>
      <table:table table:name="Feriado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ía_semana</text:p>
          </table:table-cell>
          <table:table-cell table:number-columns-repeated="2" office:value-type="string" calcext:value-type="string">
            <text:p>me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iércoles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TEXT([.A2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lunes</text:p>
          </table:table-cell>
          <table:table-cell table:formula="of:=MONTH([.A3])" office:value-type="float" office:value="3" calcext:value-type="float">
            <text:p>3</text:p>
          </table:table-cell>
          <table:table-cell table:formula="of:=TEXT([.A3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martes</text:p>
          </table:table-cell>
          <table:table-cell table:formula="of:=MONTH([.A4])" office:value-type="float" office:value="3" calcext:value-type="float">
            <text:p>3</text:p>
          </table:table-cell>
          <table:table-cell table:formula="of:=TEXT([.A4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lunes</text:p>
          </table:table-cell>
          <table:table-cell table:formula="of:=MONTH([.A5])" office:value-type="float" office:value="3" calcext:value-type="float">
            <text:p>3</text:p>
          </table:table-cell>
          <table:table-cell table:formula="of:=TEXT([.A5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miércoles</text:p>
          </table:table-cell>
          <table:table-cell table:formula="of:=MONTH([.A6])" office:value-type="float" office:value="4" calcext:value-type="float">
            <text:p>4</text:p>
          </table:table-cell>
          <table:table-cell table:formula="of:=TEXT([.A6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viernes</text:p>
          </table:table-cell>
          <table:table-cell table:formula="of:=MONTH([.A7])" office:value-type="float" office:value="4" calcext:value-type="float">
            <text:p>4</text:p>
          </table:table-cell>
          <table:table-cell table:formula="of:=TEXT([.A7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jueves</text:p>
          </table:table-cell>
          <table:table-cell table:formula="of:=MONTH([.A8])" office:value-type="float" office:value="5" calcext:value-type="float">
            <text:p>5</text:p>
          </table:table-cell>
          <table:table-cell table:formula="of:=TEXT([.A8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domingo</text:p>
          </table:table-cell>
          <table:table-cell table:formula="of:=MONTH([.A9])" office:value-type="float" office:value="5" calcext:value-type="float">
            <text:p>5</text:p>
          </table:table-cell>
          <table:table-cell table:formula="of:=TEXT([.A9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string" calcext:value-type="string">
            <text:p>lunes</text:p>
          </table:table-cell>
          <table:table-cell table:formula="of:=MONTH([.A10])" office:value-type="float" office:value="6" calcext:value-type="float">
            <text:p>6</text:p>
          </table:table-cell>
          <table:table-cell table:formula="of:=TEXT([.A10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viernes</text:p>
          </table:table-cell>
          <table:table-cell table:formula="of:=MONTH([.A11])" office:value-type="float" office:value="6" calcext:value-type="float">
            <text:p>6</text:p>
          </table:table-cell>
          <table:table-cell table:formula="of:=TEXT([.A11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string" calcext:value-type="string">
            <text:p>miércoles</text:p>
          </table:table-cell>
          <table:table-cell table:formula="of:=MONTH([.A12])" office:value-type="float" office:value="7" calcext:value-type="float">
            <text:p>7</text:p>
          </table:table-cell>
          <table:table-cell table:formula="of:=TEXT([.A12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domingo</text:p>
          </table:table-cell>
          <table:table-cell table:formula="of:=MONTH([.A13])" office:value-type="float" office:value="8" calcext:value-type="float">
            <text:p>8</text:p>
          </table:table-cell>
          <table:table-cell table:formula="of:=TEXT([.A13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domingo</text:p>
          </table:table-cell>
          <table:table-cell table:formula="of:=MONTH([.A14])" office:value-type="float" office:value="10" calcext:value-type="float">
            <text:p>10</text:p>
          </table:table-cell>
          <table:table-cell table:formula="of:=TEXT([.A14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unes</text:p>
          </table:table-cell>
          <table:table-cell table:formula="of:=MONTH([.A15])" office:value-type="float" office:value="11" calcext:value-type="float">
            <text:p>11</text:p>
          </table:table-cell>
          <table:table-cell table:formula="of:=TEXT([.A15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string" calcext:value-type="string">
            <text:p>lunes</text:p>
          </table:table-cell>
          <table:table-cell table:formula="of:=MONTH([.A16])" office:value-type="float" office:value="12" calcext:value-type="float">
            <text:p>12</text:p>
          </table:table-cell>
          <table:table-cell table:formula="of:=TEXT([.A16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jueves</text:p>
          </table:table-cell>
          <table:table-cell table:formula="of:=MONTH([.A17])" office:value-type="float" office:value="12" calcext:value-type="float">
            <text:p>12</text:p>
          </table:table-cell>
          <table:table-cell table:formula="of:=TEXT([.A17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jueves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TEXT([.A18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lunes</text:p>
          </table:table-cell>
          <table:table-cell table:formula="of:=MONTH([.A19])" office:value-type="float" office:value="2" calcext:value-type="float">
            <text:p>2</text:p>
          </table:table-cell>
          <table:table-cell table:formula="of:=TEXT([.A19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martes</text:p>
          </table:table-cell>
          <table:table-cell table:formula="of:=MONTH([.A20])" office:value-type="float" office:value="2" calcext:value-type="float">
            <text:p>2</text:p>
          </table:table-cell>
          <table:table-cell table:formula="of:=TEXT([.A20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martes</text:p>
          </table:table-cell>
          <table:table-cell table:formula="of:=MONTH([.A21])" office:value-type="float" office:value="3" calcext:value-type="float">
            <text:p>3</text:p>
          </table:table-cell>
          <table:table-cell table:formula="of:=TEXT([.A21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2" calcext:value-type="date">
            <text:p>2026-04-02</text:p>
          </table:table-cell>
          <table:table-cell office:value-type="string" calcext:value-type="string">
            <text:p>jueves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TEXT([.A22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viernes</text:p>
          </table:table-cell>
          <table:table-cell table:formula="of:=MONTH([.A23])" office:value-type="float" office:value="4" calcext:value-type="float">
            <text:p>4</text:p>
          </table:table-cell>
          <table:table-cell table:formula="of:=TEXT([.A23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01" calcext:value-type="date">
            <text:p>2026-05-01</text:p>
          </table:table-cell>
          <table:table-cell office:value-type="string" calcext:value-type="string">
            <text:p>viernes</text:p>
          </table:table-cell>
          <table:table-cell table:formula="of:=MONTH([.A24])" office:value-type="float" office:value="5" calcext:value-type="float">
            <text:p>5</text:p>
          </table:table-cell>
          <table:table-cell table:formula="of:=TEXT([.A24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25" calcext:value-type="date">
            <text:p>2026-05-25</text:p>
          </table:table-cell>
          <table:table-cell office:value-type="string" calcext:value-type="string">
            <text:p>lunes</text:p>
          </table:table-cell>
          <table:table-cell table:formula="of:=MONTH([.A25])" office:value-type="float" office:value="5" calcext:value-type="float">
            <text:p>5</text:p>
          </table:table-cell>
          <table:table-cell table:formula="of:=TEXT([.A25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17" calcext:value-type="date">
            <text:p>2026-06-17</text:p>
          </table:table-cell>
          <table:table-cell office:value-type="string" calcext:value-type="string">
            <text:p>miércoles</text:p>
          </table:table-cell>
          <table:table-cell table:formula="of:=MONTH([.A26])" office:value-type="float" office:value="6" calcext:value-type="float">
            <text:p>6</text:p>
          </table:table-cell>
          <table:table-cell table:formula="of:=TEXT([.A26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20" calcext:value-type="date">
            <text:p>2026-06-20</text:p>
          </table:table-cell>
          <table:table-cell office:value-type="string" calcext:value-type="string">
            <text:p>sábado</text:p>
          </table:table-cell>
          <table:table-cell table:formula="of:=MONTH([.A27])" office:value-type="float" office:value="6" calcext:value-type="float">
            <text:p>6</text:p>
          </table:table-cell>
          <table:table-cell table:formula="of:=TEXT([.A27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7-09" calcext:value-type="date">
            <text:p>2026-07-09</text:p>
          </table:table-cell>
          <table:table-cell office:value-type="string" calcext:value-type="string">
            <text:p>jueves</text:p>
          </table:table-cell>
          <table:table-cell table:formula="of:=MONTH([.A28])" office:value-type="float" office:value="7" calcext:value-type="float">
            <text:p>7</text:p>
          </table:table-cell>
          <table:table-cell table:formula="of:=TEXT([.A28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8-17" calcext:value-type="date">
            <text:p>2026-08-17</text:p>
          </table:table-cell>
          <table:table-cell office:value-type="string" calcext:value-type="string">
            <text:p>lunes</text:p>
          </table:table-cell>
          <table:table-cell table:formula="of:=MONTH([.A29])" office:value-type="float" office:value="8" calcext:value-type="float">
            <text:p>8</text:p>
          </table:table-cell>
          <table:table-cell table:formula="of:=TEXT([.A29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0-12" calcext:value-type="date">
            <text:p>2026-10-12</text:p>
          </table:table-cell>
          <table:table-cell office:value-type="string" calcext:value-type="string">
            <text:p>lunes</text:p>
          </table:table-cell>
          <table:table-cell table:formula="of:=MONTH([.A30])" office:value-type="float" office:value="10" calcext:value-type="float">
            <text:p>10</text:p>
          </table:table-cell>
          <table:table-cell table:formula="of:=TEXT([.A30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1-23" calcext:value-type="date">
            <text:p>2026-11-23</text:p>
          </table:table-cell>
          <table:table-cell office:value-type="string" calcext:value-type="string">
            <text:p>lunes</text:p>
          </table:table-cell>
          <table:table-cell table:formula="of:=MONTH([.A31])" office:value-type="float" office:value="11" calcext:value-type="float">
            <text:p>11</text:p>
          </table:table-cell>
          <table:table-cell table:formula="of:=TEXT([.A31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2-08" calcext:value-type="date">
            <text:p>2026-12-08</text:p>
          </table:table-cell>
          <table:table-cell office:value-type="string" calcext:value-type="string">
            <text:p>martes</text:p>
          </table:table-cell>
          <table:table-cell table:formula="of:=MONTH([.A32])" office:value-type="float" office:value="12" calcext:value-type="float">
            <text:p>12</text:p>
          </table:table-cell>
          <table:table-cell table:formula="of:=TEXT([.A32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12-25" calcext:value-type="date">
            <text:p>2026-12-25</text:p>
          </table:table-cell>
          <table:table-cell office:value-type="string" calcext:value-type="string">
            <text:p>viernes</text:p>
          </table:table-cell>
          <table:table-cell table:formula="of:=MONTH([.A33])" office:value-type="float" office:value="12" calcext:value-type="float">
            <text:p>12</text:p>
          </table:table-cell>
          <table:table-cell table:formula="of:=TEXT([.A33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office:value-type="string" calcext:value-type="string">
            <text:p>viernes</text:p>
          </table:table-cell>
          <table:table-cell table:formula="of:=MONTH([.A34])" office:value-type="float" office:value="1" calcext:value-type="float">
            <text:p>1</text:p>
          </table:table-cell>
          <table:table-cell table:formula="of:=TEXT([.A34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/>
        </table:table-row>
        <table:table-row table:style-name="ro1">
          <table:table-cell office:value-type="date" office:date-value="2027-02-08" calcext:value-type="date">
            <text:p>2027-02-08</text:p>
          </table:table-cell>
          <table:table-cell office:value-type="string" calcext:value-type="string">
            <text:p>lunes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TEXT([.A35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2-09" calcext:value-type="date">
            <text:p>2027-02-09</text:p>
          </table:table-cell>
          <table:table-cell office:value-type="string" calcext:value-type="string">
            <text:p>martes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TEXT([.A36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3-24" calcext:value-type="date">
            <text:p>2027-03-24</text:p>
          </table:table-cell>
          <table:table-cell office:value-type="string" calcext:value-type="string">
            <text:p>miércoles</text:p>
          </table:table-cell>
          <table:table-cell table:formula="of:=MONTH([.A37])" office:value-type="float" office:value="3" calcext:value-type="float">
            <text:p>3</text:p>
          </table:table-cell>
          <table:table-cell table:formula="of:=TEXT([.A37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/>
        </table:table-row>
        <table:table-row table:style-name="ro1">
          <table:table-cell office:value-type="date" office:date-value="2027-03-26" calcext:value-type="date">
            <text:p>2027-03-26</text:p>
          </table:table-cell>
          <table:table-cell office:value-type="string" calcext:value-type="string">
            <text:p>viernes</text:p>
          </table:table-cell>
          <table:table-cell table:formula="of:=MONTH([.A38])" office:value-type="float" office:value="3" calcext:value-type="float">
            <text:p>3</text:p>
          </table:table-cell>
          <table:table-cell table:formula="of:=TEXT([.A38];&quot;mmmm&quot;)" office:value-type="string" office:string-value="marzo" calcext:value-type="string">
            <text:p>marzo</text:p>
          </table:table-cell>
          <table:table-cell office:value-type="string" calcext:value-type="string">
            <text:p>Viernes Santo</text:p>
          </table:table-cell>
          <table:table-cell/>
        </table:table-row>
        <table:table-row table:style-name="ro1">
          <table:table-cell office:value-type="date" office:date-value="2027-04-02" calcext:value-type="date">
            <text:p>2027-04-02</text:p>
          </table:table-cell>
          <table:table-cell office:value-type="string" calcext:value-type="string">
            <text:p>viernes</text:p>
          </table:table-cell>
          <table:table-cell table:formula="of:=MONTH([.A39])" office:value-type="float" office:value="4" calcext:value-type="float">
            <text:p>4</text:p>
          </table:table-cell>
          <table:table-cell table:formula="of:=TEXT([.A39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/>
        </table:table-row>
        <table:table-row table:style-name="ro1">
          <table:table-cell office:value-type="date" office:date-value="2027-05-01" calcext:value-type="date">
            <text:p>2027-05-01</text:p>
          </table:table-cell>
          <table:table-cell office:value-type="string" calcext:value-type="string">
            <text:p>sábado</text:p>
          </table:table-cell>
          <table:table-cell table:formula="of:=MONTH([.A40])" office:value-type="float" office:value="5" calcext:value-type="float">
            <text:p>5</text:p>
          </table:table-cell>
          <table:table-cell table:formula="of:=TEXT([.A40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/>
        </table:table-row>
        <table:table-row table:style-name="ro1">
          <table:table-cell office:value-type="date" office:date-value="2027-05-25" calcext:value-type="date">
            <text:p>2027-05-25</text:p>
          </table:table-cell>
          <table:table-cell office:value-type="string" calcext:value-type="string">
            <text:p>martes</text:p>
          </table:table-cell>
          <table:table-cell table:formula="of:=MONTH([.A41])" office:value-type="float" office:value="5" calcext:value-type="float">
            <text:p>5</text:p>
          </table:table-cell>
          <table:table-cell table:formula="of:=TEXT([.A41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/>
        </table:table-row>
        <table:table-row table:style-name="ro1">
          <table:table-cell office:value-type="date" office:date-value="2027-06-21" calcext:value-type="date">
            <text:p>2027-06-21</text:p>
          </table:table-cell>
          <table:table-cell office:value-type="string" calcext:value-type="string">
            <text:p>lunes</text:p>
          </table:table-cell>
          <table:table-cell table:formula="of:=MONTH([.A42])" office:value-type="float" office:value="6" calcext:value-type="float">
            <text:p>6</text:p>
          </table:table-cell>
          <table:table-cell table:formula="of:=TEXT([.A42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Güemes (trasladado)</text:p>
          </table:table-cell>
          <table:table-cell/>
        </table:table-row>
        <table:table-row table:style-name="ro1">
          <table:table-cell office:value-type="date" office:date-value="2027-06-20" calcext:value-type="date">
            <text:p>2027-06-20</text:p>
          </table:table-cell>
          <table:table-cell office:value-type="string" calcext:value-type="string">
            <text:p>domingo</text:p>
          </table:table-cell>
          <table:table-cell table:formula="of:=MONTH([.A43])" office:value-type="float" office:value="6" calcext:value-type="float">
            <text:p>6</text:p>
          </table:table-cell>
          <table:table-cell table:formula="of:=TEXT([.A43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Belgrano</text:p>
          </table:table-cell>
          <table:table-cell/>
        </table:table-row>
        <table:table-row table:style-name="ro1">
          <table:table-cell office:value-type="date" office:date-value="2027-07-09" calcext:value-type="date">
            <text:p>2027-07-09</text:p>
          </table:table-cell>
          <table:table-cell office:value-type="string" calcext:value-type="string">
            <text:p>viernes</text:p>
          </table:table-cell>
          <table:table-cell table:formula="of:=MONTH([.A44])" office:value-type="float" office:value="7" calcext:value-type="float">
            <text:p>7</text:p>
          </table:table-cell>
          <table:table-cell table:formula="of:=TEXT([.A44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/>
        </table:table-row>
        <table:table-row table:style-name="ro1">
          <table:table-cell office:value-type="date" office:date-value="2027-08-16" calcext:value-type="date">
            <text:p>2027-08-16</text:p>
          </table:table-cell>
          <table:table-cell office:value-type="string" calcext:value-type="string">
            <text:p>lunes</text:p>
          </table:table-cell>
          <table:table-cell table:formula="of:=MONTH([.A45])" office:value-type="float" office:value="8" calcext:value-type="float">
            <text:p>8</text:p>
          </table:table-cell>
          <table:table-cell table:formula="of:=TEXT([.A45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 San Martín (trasladado)</text:p>
          </table:table-cell>
          <table:table-cell/>
        </table:table-row>
        <table:table-row table:style-name="ro1">
          <table:table-cell office:value-type="date" office:date-value="2027-10-11" calcext:value-type="date">
            <text:p>2027-10-11</text:p>
          </table:table-cell>
          <table:table-cell office:value-type="string" calcext:value-type="string">
            <text:p>lunes</text:p>
          </table:table-cell>
          <table:table-cell table:formula="of:=MONTH([.A46])" office:value-type="float" office:value="10" calcext:value-type="float">
            <text:p>10</text:p>
          </table:table-cell>
          <table:table-cell table:formula="of:=TEXT([.A46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 la Diversidad Cultural (trasladado)</text:p>
          </table:table-cell>
          <table:table-cell/>
        </table:table-row>
        <table:table-row table:style-name="ro1">
          <table:table-cell office:value-type="date" office:date-value="2027-11-22" calcext:value-type="date">
            <text:p>2027-11-22</text:p>
          </table:table-cell>
          <table:table-cell office:value-type="string" calcext:value-type="string">
            <text:p>lunes</text:p>
          </table:table-cell>
          <table:table-cell table:formula="of:=MONTH([.A47])" office:value-type="float" office:value="11" calcext:value-type="float">
            <text:p>11</text:p>
          </table:table-cell>
          <table:table-cell table:formula="of:=TEXT([.A47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/>
        </table:table-row>
        <table:table-row table:style-name="ro1">
          <table:table-cell office:value-type="date" office:date-value="2027-12-08" calcext:value-type="date">
            <text:p>2027-12-08</text:p>
          </table:table-cell>
          <table:table-cell office:value-type="string" calcext:value-type="string">
            <text:p>miércoles</text:p>
          </table:table-cell>
          <table:table-cell table:formula="of:=MONTH([.A48])" office:value-type="float" office:value="12" calcext:value-type="float">
            <text:p>12</text:p>
          </table:table-cell>
          <table:table-cell table:formula="of:=TEXT([.A48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/>
        </table:table-row>
        <table:table-row table:style-name="ro1">
          <table:table-cell office:value-type="date" office:date-value="2027-12-25" calcext:value-type="date">
            <text:p>2027-12-25</text:p>
          </table:table-cell>
          <table:table-cell office:value-type="string" calcext:value-type="string">
            <text:p>sábado</text:p>
          </table:table-cell>
          <table:table-cell table:formula="of:=MONTH([.A49])" office:value-type="float" office:value="12" calcext:value-type="float">
            <text:p>12</text:p>
          </table:table-cell>
          <table:table-cell table:formula="of:=TEXT([.A49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/>
        </table:table-row>
      </table:table>
      <table:table table:name="Gestión de Proyecto 1" table:style-name="ta1">
        <table:table-column table:style-name="co7" table:default-cell-style-name="Default"/>
        <table:table-column table:style-name="co6" table:number-columns-repeated="6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cha de Inicio:</text:p>
          </table:table-cell>
          <table:table-cell table:style-name="ce13"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de Final;</text:p>
          </table:table-cell>
          <table:table-cell table:style-name="ce13" office:value-type="date" office:date-value="2026-10-01" calcext:value-type="date">
            <text:p>01/10/2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[.B4]-[.B3]" office:value-type="float" office:value="183" calcext:value-type="float">
            <text:p>183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)" office:value-type="float" office:value="132" calcext:value-type="float">
            <text:p>132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;lista_feriados)" office:value-type="float" office:value="125" calcext:value-type="float">
            <text:p>125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Gestión de proyectos 2" table:style-name="ta1">
        <table:table-column table:style-name="co8" table:default-cell-style-name="Default"/>
        <table:table-column table:style-name="co6" table:default-cell-style-name="ce13"/>
        <table:table-column table:style-name="co6" table:number-columns-repeated="5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Inicio:</text:p>
          </table:table-cell>
          <table:table-cell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 de días: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[.B3]+[.B4]" office:value-type="date" office:date-value="2026-07-10" calcext:value-type="date">
            <text:p>10/07/26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)" office:value-type="date" office:date-value="2026-08-19" calcext:value-type="date">
            <text:p>19/08/26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;fechas)" office:value-type="date" office:date-value="2026-08-28" calcext:value-type="date">
            <text:p>28/08/26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Estadistic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ntidad de fechas cargadas:</text:p>
          </table:table-cell>
          <table:table-cell/>
          <table:table-cell table:style-name="ce20" table:formula="of:=COUNTA(fechas)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ía de semana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table:formula="of:=COUNTIF(dia_semana;[.A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table:formula="of:=COUNTIF(dia_semana;[.A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table:formula="of:=COUNTIF(dia_semana;[.A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table:formula="of:=COUNTIF(dia_semana;[.A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table:formula="of:=COUNTIF(dia_semana;[.A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formula="of:=COUNTIF(dia_semana;[.A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formula="of:=COUNTIF(dia_semana;[.A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tidad:</text:p>
          </table:table-cell>
          <table:table-cell table:formula="of:=SUM([.B7:.B13])"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es;[.A18])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es;[.A19])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es;[.A20])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es;[.A21])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es;[.A22]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es;[.A23])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es;[.A24])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es;[.A25])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es;[.A26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es;[.A27])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es;[.A28])" office:value-type="float" office:value="3" calcext:value-type="float">
            <text:p>3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es;[.A29])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8:.B29])" office:value-type="float" office:value="48" calcext:value-type="float">
            <text:p>48</text:p>
          </table:table-cell>
          <table:table-cell/>
        </table:table-row>
      </table:table>
      <table:table table:name="Gastos" table:style-name="ta1">
        <table:table-column-group>
          <table:table-column-group>
            <table:table-column-group>
              <table:table-column-group>
                <table:table-column-group>
                  <table:table-column-group>
                    <table:table-column-group>
                      <table:table-column table:style-name="co1" table:default-cell-style-name="Default"/>
                      <table:table-column table:style-name="co12" table:default-cell-style-name="Default"/>
                      <table:table-column table:style-name="co13" table:default-cell-style-name="Default"/>
                    </table:table-column-group>
                  </table:table-column-group>
                </table:table-column-group>
              </table:table-column-group>
            </table:table-column-group>
          </table:table-column-group>
        </table:table-column-group>
        <table:table-column table:style-name="co14" table:visibility="collapse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imp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2];[.B2];[.C2])" office:value-type="string" office:string-value="eneroS1agua" calcext:value-type="string">
            <text:p>eneroS1agu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3];[.B3];[.C3])" office:value-type="string" office:string-value="mayoS1agua" calcext:value-type="string">
            <text:p>mayo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4];[.B4];[.C4])" office:value-type="string" office:string-value="mayoS1agua" calcext:value-type="string">
            <text:p>mayoS1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5];[.B5];[.C5])" office:value-type="string" office:string-value="octubreS1agua" calcext:value-type="string">
            <text:p>octubreS1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6];[.B6];[.C6])" office:value-type="string" office:string-value="octubreS1agua" calcext:value-type="string">
            <text:p>octubre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7];[.B7];[.C7])" office:value-type="string" office:string-value="mayoS1alquiler" calcext:value-type="string">
            <text:p>mayoS1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8];[.B8];[.C8])" office:value-type="string" office:string-value="octubreS1alquiler" calcext:value-type="string">
            <text:p>octubreS1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9];[.B9];[.C9])" office:value-type="string" office:string-value="diciembreS1delivery" calcext:value-type="string">
            <text:p>diciembreS1delivery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10];[.B10];[.C10])" office:value-type="string" office:string-value="febreroS1delivery" calcext:value-type="string">
            <text:p>febreroS1delivery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11];[.B11];[.C11])" office:value-type="string" office:string-value="julioS1delivery" calcext:value-type="string">
            <text:p>julioS1delivery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2];[.B12];[.C12])" office:value-type="string" office:string-value="diciembreS1educacion" calcext:value-type="string">
            <text:p>diciembreS1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3];[.B13];[.C13])" office:value-type="string" office:string-value="febreroS1educacion" calcext:value-type="string">
            <text:p>febreroS1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4];[.B14];[.C14])" office:value-type="string" office:string-value="julioS1educacion" calcext:value-type="string">
            <text:p>julioS1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15];[.B15];[.C15])" office:value-type="string" office:string-value="agostoS1farmacia" calcext:value-type="string">
            <text:p>agostoS1farmaci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16];[.B16];[.C16])" office:value-type="string" office:string-value="marzoS1farmacia" calcext:value-type="string">
            <text:p>marzoS1farmacia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17];[.B17];[.C17])" office:value-type="string" office:string-value="diciembreS1gas" calcext:value-type="string">
            <text:p>diciembreS1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18];[.B18];[.C18])" office:value-type="string" office:string-value="febreroS1gas" calcext:value-type="string">
            <text:p>febreroS1gas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19];[.B19];[.C19])" office:value-type="string" office:string-value="eneroS1gimnasio" calcext:value-type="string">
            <text:p>eneroS1gimnasio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20];[.B20];[.C20])" office:value-type="string" office:string-value="junioS1gimnasio" calcext:value-type="string">
            <text:p>junioS1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21];[.B21];[.C21])" office:value-type="string" office:string-value="noviembreS1gimnasio" calcext:value-type="string">
            <text:p>noviembreS1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22];[.B22];[.C22])" office:value-type="string" office:string-value="abrilS1internet" calcext:value-type="string">
            <text:p>abrilS1internet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23];[.B23];[.C23])" office:value-type="string" office:string-value="septiembreS1internet" calcext:value-type="string">
            <text:p>septiembreS1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4];[.B24];[.C24])" office:value-type="string" office:string-value="abrilS1luz" calcext:value-type="string">
            <text:p>abrilS1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5];[.B25];[.C25])" office:value-type="string" office:string-value="agostoS1luz" calcext:value-type="string">
            <text:p>agostoS1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6];[.B26];[.C26])" office:value-type="string" office:string-value="marzoS1luz" calcext:value-type="string">
            <text:p>marzoS1luz</text:p>
          </table:table-cell>
          <table:table-cell office:value-type="float" office:value="38900" calcext:value-type="float">
            <text:p>38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27];[.B27];[.C27])" office:value-type="string" office:string-value="septiembreS1luz" calcext:value-type="string">
            <text:p>septiembreS1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28];[.B28];[.C28])" office:value-type="string" office:string-value="abrilS1ocio" calcext:value-type="string">
            <text:p>abrilS1ocio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29];[.B29];[.C29])" office:value-type="string" office:string-value="septiembreS1ocio" calcext:value-type="string">
            <text:p>septiembreS1ocio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30];[.B30];[.C30])" office:value-type="string" office:string-value="mayoS1reparaciones" calcext:value-type="string">
            <text:p>mayoS1reparacione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31];[.B31];[.C31])" office:value-type="string" office:string-value="octubreS1reparaciones" calcext:value-type="string">
            <text:p>octubreS1reparaciones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32];[.B32];[.C32])" office:value-type="string" office:string-value="agostoS1seguro" calcext:value-type="string">
            <text:p>agostoS1seguro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33];[.B33];[.C33])" office:value-type="string" office:string-value="marzoS1seguro" calcext:value-type="string">
            <text:p>marzoS1seguro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4];[.B34];[.C34])" office:value-type="string" office:string-value="diciembreS1streaming" calcext:value-type="string">
            <text:p>diciembreS1streaming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5];[.B35];[.C35])" office:value-type="string" office:string-value="febreroS1streaming" calcext:value-type="string">
            <text:p>febreroS1streaming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36];[.B36];[.C36])" office:value-type="string" office:string-value="julioS1streaming" calcext:value-type="string">
            <text:p>julioS1streaming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7];[.B37];[.C37])" office:value-type="string" office:string-value="julioS1supermercado" calcext:value-type="string">
            <text:p>julioS1supermercado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8];[.B38];[.C38])" office:value-type="string" office:string-value="junioS1supermercado" calcext:value-type="string">
            <text:p>junioS1supermercado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39];[.B39];[.C39])" office:value-type="string" office:string-value="noviembreS1supermercado" calcext:value-type="string">
            <text:p>noviembreS1supermercado</text:p>
          </table:table-cell>
          <table:table-cell office:value-type="float" office:value="57000" calcext:value-type="float">
            <text:p>5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0];[.B40];[.C40])" office:value-type="string" office:string-value="eneroS1telefono" calcext:value-type="string">
            <text:p>eneroS1telefono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1];[.B41];[.C41])" office:value-type="string" office:string-value="junioS1telefono" calcext:value-type="string">
            <text:p>junioS1telefono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42];[.B42];[.C42])" office:value-type="string" office:string-value="noviembreS1telefono" calcext:value-type="string">
            <text:p>noviembreS1telefono</text:p>
          </table:table-cell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3];[.B43];[.C43])" office:value-type="string" office:string-value="agostoS1transporte" calcext:value-type="string">
            <text:p>agostoS1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4];[.B44];[.C44])" office:value-type="string" office:string-value="eneroS1transporte" calcext:value-type="string">
            <text:p>eneroS1transport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45];[.B45];[.C45])" office:value-type="string" office:string-value="marzoS1transporte" calcext:value-type="string">
            <text:p>marzoS1transporte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46];[.B46];[.C46])" office:value-type="string" office:string-value="abrilS1viajes" calcext:value-type="string">
            <text:p>abrilS1viajes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47];[.B47];[.C47])" office:value-type="string" office:string-value="septiembreS1viajes" calcext:value-type="string">
            <text:p>septiembreS1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48];[.B48];[.C48])" office:value-type="string" office:string-value="diciembreS2agua" calcext:value-type="string">
            <text:p>diciembreS2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49];[.B49];[.C49])" office:value-type="string" office:string-value="febreroS2agua" calcext:value-type="string">
            <text:p>febrero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0];[.B50];[.C50])" office:value-type="string" office:string-value="julioS2agua" calcext:value-type="string">
            <text:p>julioS2agua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1];[.B51];[.C51])" office:value-type="string" office:string-value="junioS2agua" calcext:value-type="string">
            <text:p>junioS2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52];[.B52];[.C52])" office:value-type="string" office:string-value="noviembreS2agua" calcext:value-type="string">
            <text:p>noviembre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53];[.B53];[.C53])" office:value-type="string" office:string-value="junioS2alquiler" calcext:value-type="string">
            <text:p>junioS2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54];[.B54];[.C54])" office:value-type="string" office:string-value="noviembreS2alquiler" calcext:value-type="string">
            <text:p>noviembreS2alquiler</text:p>
          </table:table-cell>
          <table:table-cell office:value-type="float" office:value="205000" calcext:value-type="float">
            <text:p>20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55];[.B55];[.C55])" office:value-type="string" office:string-value="abrilS2delivery" calcext:value-type="string">
            <text:p>abrilS2delivery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56];[.B56];[.C56])" office:value-type="string" office:string-value="septiembreS2delivery" calcext:value-type="string">
            <text:p>septiembreS2delivery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57];[.B57];[.C57])" office:value-type="string" office:string-value="mayoS2educacion" calcext:value-type="string">
            <text:p>mayo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58];[.B58];[.C58])" office:value-type="string" office:string-value="octubreS2educacion" calcext:value-type="string">
            <text:p>octubre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59];[.B59];[.C59])" office:value-type="string" office:string-value="mayoS2farmacia" calcext:value-type="string">
            <text:p>mayo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60];[.B60];[.C60])" office:value-type="string" office:string-value="octubreS2farmacia" calcext:value-type="string">
            <text:p>octubre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1];[.B61];[.C61])" office:value-type="string" office:string-value="agostoS2gas" calcext:value-type="string">
            <text:p>agostoS2ga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2];[.B62];[.C62])" office:value-type="string" office:string-value="julioS2gas" calcext:value-type="string">
            <text:p>julioS2ga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63];[.B63];[.C63])" office:value-type="string" office:string-value="marzoS2gas" calcext:value-type="string">
            <text:p>marzoS2gas</text:p>
          </table:table-cell>
          <table:table-cell office:value-type="float" office:value="19500" calcext:value-type="float">
            <text:p>1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64];[.B64];[.C64])" office:value-type="string" office:string-value="agostoS2gimnasio" calcext:value-type="string">
            <text:p>agostoS2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65];[.B65];[.C65])" office:value-type="string" office:string-value="marzoS2gimnasio" calcext:value-type="string">
            <text:p>marzoS2gimnasio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66];[.B66];[.C66])" office:value-type="string" office:string-value="eneroS2internet" calcext:value-type="string">
            <text:p>eneroS2internet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67];[.B67];[.C67])" office:value-type="string" office:string-value="octubreS2internet" calcext:value-type="string">
            <text:p>octubreS2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68];[.B68];[.C68])" office:value-type="string" office:string-value="abrilS2luz" calcext:value-type="string">
            <text:p>abrilS2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69];[.B69];[.C69])" office:value-type="string" office:string-value="eneroS2luz" calcext:value-type="string">
            <text:p>eneroS2luz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0];[.B70];[.C70])" office:value-type="string" office:string-value="febreroS2luz" calcext:value-type="string">
            <text:p>febreroS2luz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1];[.B71];[.C71])" office:value-type="string" office:string-value="junioS2luz" calcext:value-type="string">
            <text:p>junioS2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2];[.B72];[.C72])" office:value-type="string" office:string-value="noviembreS2luz" calcext:value-type="string">
            <text:p>noviembreS2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73];[.B73];[.C73])" office:value-type="string" office:string-value="septiembreS2luz" calcext:value-type="string">
            <text:p>septiembreS2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4];[.B74];[.C74])" office:value-type="string" office:string-value="diciembreS2ocio" calcext:value-type="string">
            <text:p>diciembreS2ocio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5];[.B75];[.C75])" office:value-type="string" office:string-value="febreroS2ocio" calcext:value-type="string">
            <text:p>febreroS2oc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76];[.B76];[.C76])" office:value-type="string" office:string-value="julioS2ocio" calcext:value-type="string">
            <text:p>julioS2oci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7];[.B77];[.C77])" office:value-type="string" office:string-value="diciembreS2reparaciones" calcext:value-type="string">
            <text:p>diciembreS2reparaciones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8];[.B78];[.C78])" office:value-type="string" office:string-value="febreroS2reparaciones" calcext:value-type="string">
            <text:p>febreroS2reparacione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79];[.B79];[.C79])" office:value-type="string" office:string-value="julioS2reparaciones" calcext:value-type="string">
            <text:p>julioS2reparaciones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0];[.B80];[.C80])" office:value-type="string" office:string-value="eneroS2seguro" calcext:value-type="string">
            <text:p>eneroS2segur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1];[.B81];[.C81])" office:value-type="string" office:string-value="junioS2seguro" calcext:value-type="string">
            <text:p>junioS2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2];[.B82];[.C82])" office:value-type="string" office:string-value="noviembreS2seguro" calcext:value-type="string">
            <text:p>noviembreS2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83];[.B83];[.C83])" office:value-type="string" office:string-value="abrilS2streaming" calcext:value-type="string">
            <text:p>abrilS2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84];[.B84];[.C84])" office:value-type="string" office:string-value="septiembreS2streaming" calcext:value-type="string">
            <text:p>septiembreS2streaming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85];[.B85];[.C85])" office:value-type="string" office:string-value="diciembreS2supermercado" calcext:value-type="string">
            <text:p>diciembreS2supermercado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86];[.B86];[.C86])" office:value-type="string" office:string-value="mayoS2supermercado" calcext:value-type="string">
            <text:p>mayoS2supermercado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87];[.B87];[.C87])" office:value-type="string" office:string-value="abrilS2telefono" calcext:value-type="string">
            <text:p>abrilS2telefono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88];[.B88];[.C88])" office:value-type="string" office:string-value="septiembreS2telefono" calcext:value-type="string">
            <text:p>septiembreS2telefono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89];[.B89];[.C89])" office:value-type="string" office:string-value="abrilS2transporte" calcext:value-type="string">
            <text:p>abrilS2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90];[.B90];[.C90])" office:value-type="string" office:string-value="febreroS2transporte" calcext:value-type="string">
            <text:p>febreroS2transporte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91];[.B91];[.C91])" office:value-type="string" office:string-value="septiembreS2transporte" calcext:value-type="string">
            <text:p>septiembreS2transporte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2];[.B92];[.C92])" office:value-type="string" office:string-value="eneroS2viajes" calcext:value-type="string">
            <text:p>eneroS2viajes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3];[.B93];[.C93])" office:value-type="string" office:string-value="junioS2viajes" calcext:value-type="string">
            <text:p>junioS2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94];[.B94];[.C94])" office:value-type="string" office:string-value="noviembreS2viajes" calcext:value-type="string">
            <text:p>noviembreS2viajes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5];[.B95];[.C95])" office:value-type="string" office:string-value="abrilS3agua" calcext:value-type="string">
            <text:p>abrilS3agua</text:p>
          </table:table-cell>
          <table:table-cell office:value-type="float" office:value="13800" calcext:value-type="float">
            <text:p>1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6];[.B96];[.C96])" office:value-type="string" office:string-value="agostoS3agua" calcext:value-type="string">
            <text:p>agosto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7];[.B97];[.C97])" office:value-type="string" office:string-value="agostoS3agua" calcext:value-type="string">
            <text:p>agostoS3agua</text:p>
          </table:table-cell>
          <table:table-cell office:value-type="float" office:value="15800" calcext:value-type="float">
            <text:p>15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8];[.B98];[.C98])" office:value-type="string" office:string-value="diciembreS3agua" calcext:value-type="string">
            <text:p>diciembre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99];[.B99];[.C99])" office:value-type="string" office:string-value="marzoS3agua" calcext:value-type="string">
            <text:p>marzoS3agua</text:p>
          </table:table-cell>
          <table:table-cell office:value-type="float" office:value="14200" calcext:value-type="float">
            <text:p>1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0];[.B100];[.C100])" office:value-type="string" office:string-value="abrilS3alquiler" calcext:value-type="string">
            <text:p>abrilS3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1];[.B101];[.C101])" office:value-type="string" office:string-value="agostoS3alquiler" calcext:value-type="string">
            <text:p>agostoS3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2];[.B102];[.C102])" office:value-type="string" office:string-value="diciembreS3alquiler" calcext:value-type="string">
            <text:p>diciembreS3alquiler</text:p>
          </table:table-cell>
          <table:table-cell office:value-type="float" office:value="210000" calcext:value-type="float">
            <text:p>2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103];[.B103];[.C103])" office:value-type="string" office:string-value="eneroS3alquiler" calcext:value-type="string">
            <text:p>eneroS3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104];[.B104];[.C104])" office:value-type="string" office:string-value="mayoS3delivery" calcext:value-type="string">
            <text:p>mayoS3delivery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105];[.B105];[.C105])" office:value-type="string" office:string-value="octubreS3delivery" calcext:value-type="string">
            <text:p>octubreS3delivery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06];[.B106];[.C106])" office:value-type="string" office:string-value="agostoS3educacion" calcext:value-type="string">
            <text:p>agostoS3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07];[.B107];[.C107])" office:value-type="string" office:string-value="marzoS3educacion" calcext:value-type="string">
            <text:p>marzoS3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08];[.B108];[.C108])" office:value-type="string" office:string-value="eneroS3farmacia" calcext:value-type="string">
            <text:p>eneroS3farmacia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09];[.B109];[.C109])" office:value-type="string" office:string-value="junioS3farmacia" calcext:value-type="string">
            <text:p>junioS3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10];[.B110];[.C110])" office:value-type="string" office:string-value="noviembreS3farmacia" calcext:value-type="string">
            <text:p>noviembreS3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111];[.B111];[.C111])" office:value-type="string" office:string-value="mayoS3gas" calcext:value-type="string">
            <text:p>mayo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112];[.B112];[.C112])" office:value-type="string" office:string-value="noviembreS3gas" calcext:value-type="string">
            <text:p>noviembre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13];[.B113];[.C113])" office:value-type="string" office:string-value="abrilS3gimnasio" calcext:value-type="string">
            <text:p>abrilS3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14];[.B114];[.C114])" office:value-type="string" office:string-value="septiembreS3gimnasio" calcext:value-type="string">
            <text:p>septiembreS3gimnasio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internet</text:p>
          </table:table-cell>
          <table:table-cell table:formula="of:=CONCATENATE([.A115];[.B115];[.C115])" office:value-type="string" office:string-value="julioS3internet" calcext:value-type="string">
            <text:p>julioS3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6];[.B116];[.C116])" office:value-type="string" office:string-value="diciembreS3luz" calcext:value-type="string">
            <text:p>diciembreS3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7];[.B117];[.C117])" office:value-type="string" office:string-value="eneroS3luz" calcext:value-type="string">
            <text:p>eneroS3luz</text:p>
          </table:table-cell>
          <table:table-cell office:value-type="float" office:value="35600" calcext:value-type="float">
            <text:p>3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8];[.B118];[.C118])" office:value-type="string" office:string-value="febreroS3luz" calcext:value-type="string">
            <text:p>febreroS3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19];[.B119];[.C119])" office:value-type="string" office:string-value="julioS3luz" calcext:value-type="string">
            <text:p>julioS3luz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20];[.B120];[.C120])" office:value-type="string" office:string-value="junioS3luz" calcext:value-type="string">
            <text:p>junioS3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21];[.B121];[.C121])" office:value-type="string" office:string-value="octubreS3luz" calcext:value-type="string">
            <text:p>octubreS3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22];[.B122];[.C122])" office:value-type="string" office:string-value="mayoS3ocio" calcext:value-type="string">
            <text:p>mayo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23];[.B123];[.C123])" office:value-type="string" office:string-value="octubreS3ocio" calcext:value-type="string">
            <text:p>octubre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124];[.B124];[.C124])" office:value-type="string" office:string-value="agostoS3reparaciones" calcext:value-type="string">
            <text:p>agostoS3reparaciones</text:p>
          </table:table-cell>
          <table:table-cell office:value-type="float" office:value="27500" calcext:value-type="float">
            <text:p>27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125];[.B125];[.C125])" office:value-type="string" office:string-value="marzoS3reparaciones" calcext:value-type="string">
            <text:p>marzoS3reparacione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126];[.B126];[.C126])" office:value-type="string" office:string-value="mayoS3seguro" calcext:value-type="string">
            <text:p>mayoS3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127];[.B127];[.C127])" office:value-type="string" office:string-value="octubreS3seguro" calcext:value-type="string">
            <text:p>octubreS3seguro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28];[.B128];[.C128])" office:value-type="string" office:string-value="mayoS3streaming" calcext:value-type="string">
            <text:p>mayoS3streaming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29];[.B129];[.C129])" office:value-type="string" office:string-value="octubreS3streaming" calcext:value-type="string">
            <text:p>octubreS3streaming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0];[.B130];[.C130])" office:value-type="string" office:string-value="febreroS3supermercado" calcext:value-type="string">
            <text:p>febreroS3supermercado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1];[.B131];[.C131])" office:value-type="string" office:string-value="marzoS3supermercado" calcext:value-type="string">
            <text:p>marzoS3supermercado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2];[.B132];[.C132])" office:value-type="string" office:string-value="septiembreS3supermercado" calcext:value-type="string">
            <text:p>septiembreS3supermercado</text:p>
          </table:table-cell>
          <table:table-cell office:value-type="float" office:value="59000" calcext:value-type="float">
            <text:p>5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3];[.B133];[.C133])" office:value-type="string" office:string-value="diciembreS3telefono" calcext:value-type="string">
            <text:p>diciembreS3telefono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4];[.B134];[.C134])" office:value-type="string" office:string-value="febreroS3telefono" calcext:value-type="string">
            <text:p>febreroS3telefono</text:p>
          </table:table-cell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35];[.B135];[.C135])" office:value-type="string" office:string-value="julioS3telefono" calcext:value-type="string">
            <text:p>julioS3telefono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136];[.B136];[.C136])" office:value-type="string" office:string-value="junioS3transporte" calcext:value-type="string">
            <text:p>junioS3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137];[.B137];[.C137])" office:value-type="string" office:string-value="octubreS3transporte" calcext:value-type="string">
            <text:p>octubreS3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38];[.B138];[.C138])" office:value-type="string" office:string-value="diciembreS3viajes" calcext:value-type="string">
            <text:p>diciembreS3viajes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39];[.B139];[.C139])" office:value-type="string" office:string-value="febreroS3viajes" calcext:value-type="string">
            <text:p>febreroS3viajes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40];[.B140];[.C140])" office:value-type="string" office:string-value="julioS3viajes" calcext:value-type="string">
            <text:p>julioS3viajes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1];[.B141];[.C141])" office:value-type="string" office:string-value="eneroS4agua" calcext:value-type="string">
            <text:p>eneroS4agu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2];[.B142];[.C142])" office:value-type="string" office:string-value="junioS4agua" calcext:value-type="string">
            <text:p>junioS4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3];[.B143];[.C143])" office:value-type="string" office:string-value="marzoS4agua" calcext:value-type="string">
            <text:p>marzo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44];[.B144];[.C144])" office:value-type="string" office:string-value="noviembreS4agua" calcext:value-type="string">
            <text:p>noviembre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lquiler</text:p>
          </table:table-cell>
          <table:table-cell table:formula="of:=CONCATENATE([.A145];[.B145];[.C145])" office:value-type="string" office:string-value="marzoS4alquiler" calcext:value-type="string">
            <text:p>marzoS4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146];[.B146];[.C146])" office:value-type="string" office:string-value="agostoS4delivery" calcext:value-type="string">
            <text:p>agostoS4delivery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147];[.B147];[.C147])" office:value-type="string" office:string-value="marzoS4delivery" calcext:value-type="string">
            <text:p>marzoS4delivery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48];[.B148];[.C148])" office:value-type="string" office:string-value="eneroS4educacion" calcext:value-type="string">
            <text:p>eneroS4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49];[.B149];[.C149])" office:value-type="string" office:string-value="junioS4educacion" calcext:value-type="string">
            <text:p>junioS4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50];[.B150];[.C150])" office:value-type="string" office:string-value="noviembreS4educacion" calcext:value-type="string">
            <text:p>noviembreS4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151];[.B151];[.C151])" office:value-type="string" office:string-value="abrilS4farmacia" calcext:value-type="string">
            <text:p>abrilS4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152];[.B152];[.C152])" office:value-type="string" office:string-value="septiembreS4farmacia" calcext:value-type="string">
            <text:p>septiembreS4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153];[.B153];[.C153])" office:value-type="string" office:string-value="junioS4gas" calcext:value-type="string">
            <text:p>junioS4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154];[.B154];[.C154])" office:value-type="string" office:string-value="septiembreS4gas" calcext:value-type="string">
            <text:p>septiembreS4ga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5];[.B155];[.C155])" office:value-type="string" office:string-value="diciembreS4gimnasio" calcext:value-type="string">
            <text:p>diciembreS4gimnas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6];[.B156];[.C156])" office:value-type="string" office:string-value="febreroS4gimnasio" calcext:value-type="string">
            <text:p>febreroS4gimnasio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57];[.B157];[.C157])" office:value-type="string" office:string-value="julioS4gimnasio" calcext:value-type="string">
            <text:p>julioS4gimnasio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58];[.B158];[.C158])" office:value-type="string" office:string-value="agostoS4internet" calcext:value-type="string">
            <text:p>agostoS4internet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59];[.B159];[.C159])" office:value-type="string" office:string-value="diciembreS4internet" calcext:value-type="string">
            <text:p>diciembreS4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60];[.B160];[.C160])" office:value-type="string" office:string-value="febreroS4internet" calcext:value-type="string">
            <text:p>febreroS4internet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61];[.B161];[.C161])" office:value-type="string" office:string-value="mayoS4internet" calcext:value-type="string">
            <text:p>mayoS4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2];[.B162];[.C162])" office:value-type="string" office:string-value="julioS4luz" calcext:value-type="string">
            <text:p>julioS4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3];[.B163];[.C163])" office:value-type="string" office:string-value="mayoS4luz" calcext:value-type="string">
            <text:p>mayoS4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4];[.B164];[.C164])" office:value-type="string" office:string-value="noviembreS4luz" calcext:value-type="string">
            <text:p>noviembreS4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65];[.B165];[.C165])" office:value-type="string" office:string-value="octubreS4luz" calcext:value-type="string">
            <text:p>octubreS4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66];[.B166];[.C166])" office:value-type="string" office:string-value="agostoS4ocio" calcext:value-type="string">
            <text:p>agostoS4oci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67];[.B167];[.C167])" office:value-type="string" office:string-value="marzoS4ocio" calcext:value-type="string">
            <text:p>marzoS4ocio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68];[.B168];[.C168])" office:value-type="string" office:string-value="eneroS4reparaciones" calcext:value-type="string">
            <text:p>eneroS4reparacione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69];[.B169];[.C169])" office:value-type="string" office:string-value="junioS4reparaciones" calcext:value-type="string">
            <text:p>junioS4reparacione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70];[.B170];[.C170])" office:value-type="string" office:string-value="noviembreS4reparaciones" calcext:value-type="string">
            <text:p>noviembreS4reparaciones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1];[.B171];[.C171])" office:value-type="string" office:string-value="diciembreS4seguro" calcext:value-type="string">
            <text:p>diciembre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2];[.B172];[.C172])" office:value-type="string" office:string-value="febreroS4seguro" calcext:value-type="string">
            <text:p>febreroS4seguro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173];[.B173];[.C173])" office:value-type="string" office:string-value="julioS4seguro" calcext:value-type="string">
            <text:p>julio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74];[.B174];[.C174])" office:value-type="string" office:string-value="agostoS4streaming" calcext:value-type="string">
            <text:p>agostoS4streaming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75];[.B175];[.C175])" office:value-type="string" office:string-value="marzoS4streaming" calcext:value-type="string">
            <text:p>marzoS4streaming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6];[.B176];[.C176])" office:value-type="string" office:string-value="abrilS4supermercado" calcext:value-type="string">
            <text:p>abrilS4supermercado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7];[.B177];[.C177])" office:value-type="string" office:string-value="eneroS4supermercado" calcext:value-type="string">
            <text:p>eneroS4supermercado</text:p>
          </table:table-cell>
          <table:table-cell office:value-type="float" office:value="45200" calcext:value-type="float">
            <text:p>4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178];[.B178];[.C178])" office:value-type="string" office:string-value="octubreS4supermercado" calcext:value-type="string">
            <text:p>octubreS4supermercado</text:p>
          </table:table-cell>
          <table:table-cell office:value-type="float" office:value="58000" calcext:value-type="float">
            <text:p>5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79];[.B179];[.C179])" office:value-type="string" office:string-value="mayoS4telefono" calcext:value-type="string">
            <text:p>mayoS4telefono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80];[.B180];[.C180])" office:value-type="string" office:string-value="octubreS4telefono" calcext:value-type="string">
            <text:p>octubreS4telefono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181];[.B181];[.C181])" office:value-type="string" office:string-value="julioS4transporte" calcext:value-type="string">
            <text:p>julioS4transporte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182];[.B182];[.C182])" office:value-type="string" office:string-value="noviembreS4transporte" calcext:value-type="string">
            <text:p>noviembreS4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183];[.B183];[.C183])" office:value-type="string" office:string-value="mayoS4viajes" calcext:value-type="string">
            <text:p>mayo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184];[.B184];[.C184])" office:value-type="string" office:string-value="octubreS4viajes" calcext:value-type="string">
            <text:p>octubre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5];[.B185];[.C185])" office:value-type="string" office:string-value="abrilS5agua" calcext:value-type="string">
            <text:p>abril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6];[.B186];[.C186])" office:value-type="string" office:string-value="febreroS5agua" calcext:value-type="string">
            <text:p>febreroS5agua</text:p>
          </table:table-cell>
          <table:table-cell office:value-type="float" office:value="13200" calcext:value-type="float">
            <text:p>1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7];[.B187];[.C187])" office:value-type="string" office:string-value="julioS5agua" calcext:value-type="string">
            <text:p>julioS5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8];[.B188];[.C188])" office:value-type="string" office:string-value="septiembreS5agua" calcext:value-type="string">
            <text:p>septiembre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89];[.B189];[.C189])" office:value-type="string" office:string-value="septiembreS5agua" calcext:value-type="string">
            <text:p>septiembreS5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0];[.B190];[.C190])" office:value-type="string" office:string-value="febreroS5alquiler" calcext:value-type="string">
            <text:p>febreroS5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1];[.B191];[.C191])" office:value-type="string" office:string-value="julioS5alquiler" calcext:value-type="string">
            <text:p>julioS5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92];[.B192];[.C192])" office:value-type="string" office:string-value="septiembreS5alquiler" calcext:value-type="string">
            <text:p>septiembreS5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3];[.B193];[.C193])" office:value-type="string" office:string-value="eneroS5delivery" calcext:value-type="string">
            <text:p>eneroS5delivery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4];[.B194];[.C194])" office:value-type="string" office:string-value="junioS5delivery" calcext:value-type="string">
            <text:p>junioS5delivery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95];[.B195];[.C195])" office:value-type="string" office:string-value="noviembreS5delivery" calcext:value-type="string">
            <text:p>noviembreS5delivery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96];[.B196];[.C196])" office:value-type="string" office:string-value="abrilS5educacion" calcext:value-type="string">
            <text:p>abrilS5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97];[.B197];[.C197])" office:value-type="string" office:string-value="septiembreS5educacion" calcext:value-type="string">
            <text:p>septiembreS5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198];[.B198];[.C198])" office:value-type="string" office:string-value="diciembreS5farmacia" calcext:value-type="string">
            <text:p>diciembreS5farmaci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199];[.B199];[.C199])" office:value-type="string" office:string-value="febreroS5farmacia" calcext:value-type="string">
            <text:p>febreroS5farmacia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200];[.B200];[.C200])" office:value-type="string" office:string-value="julioS5farmacia" calcext:value-type="string">
            <text:p>julioS5farmaci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1];[.B201];[.C201])" office:value-type="string" office:string-value="abrilS5gas" calcext:value-type="string">
            <text:p>abrilS5gas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2];[.B202];[.C202])" office:value-type="string" office:string-value="eneroS5gas" calcext:value-type="string">
            <text:p>eneroS5gas</text:p>
          </table:table-cell>
          <table:table-cell office:value-type="float" office:value="18400" calcext:value-type="float">
            <text:p>1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03];[.B203];[.C203])" office:value-type="string" office:string-value="octubreS5gas" calcext:value-type="string">
            <text:p>octubreS5ga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204];[.B204];[.C204])" office:value-type="string" office:string-value="mayoS5gimnasio" calcext:value-type="string">
            <text:p>mayo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205];[.B205];[.C205])" office:value-type="string" office:string-value="octubreS5gimnasio" calcext:value-type="string">
            <text:p>octubre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6];[.B206];[.C206])" office:value-type="string" office:string-value="junioS5internet" calcext:value-type="string">
            <text:p>junioS5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7];[.B207];[.C207])" office:value-type="string" office:string-value="marzoS5internet" calcext:value-type="string">
            <text:p>marzoS5internet</text:p>
          </table:table-cell>
          <table:table-cell office:value-type="float" office:value="10200" calcext:value-type="float">
            <text:p>1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208];[.B208];[.C208])" office:value-type="string" office:string-value="noviembreS5internet" calcext:value-type="string">
            <text:p>noviembreS5internet</text:p>
          </table:table-cell>
          <table:table-cell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09];[.B209];[.C209])" office:value-type="string" office:string-value="agostoS5luz" calcext:value-type="string">
            <text:p>agostoS5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0];[.B210];[.C210])" office:value-type="string" office:string-value="diciembreS5luz" calcext:value-type="string">
            <text:p>diciembreS5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1];[.B211];[.C211])" office:value-type="string" office:string-value="marzoS5luz" calcext:value-type="string">
            <text:p>marzoS5luz</text:p>
          </table:table-cell>
          <table:table-cell office:value-type="float" office:value="39500" calcext:value-type="float">
            <text:p>3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212];[.B212];[.C212])" office:value-type="string" office:string-value="mayoS5luz" calcext:value-type="string">
            <text:p>mayoS5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3];[.B213];[.C213])" office:value-type="string" office:string-value="eneroS5ocio" calcext:value-type="string">
            <text:p>eneroS5oc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4];[.B214];[.C214])" office:value-type="string" office:string-value="junioS5ocio" calcext:value-type="string">
            <text:p>junioS5oci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215];[.B215];[.C215])" office:value-type="string" office:string-value="noviembreS5ocio" calcext:value-type="string">
            <text:p>noviembreS5ocio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216];[.B216];[.C216])" office:value-type="string" office:string-value="abrilS5reparaciones" calcext:value-type="string">
            <text:p>abrilS5reparacione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217];[.B217];[.C217])" office:value-type="string" office:string-value="septiembreS5reparaciones" calcext:value-type="string">
            <text:p>septiembreS5reparaciones</text:p>
          </table:table-cell>
          <table:table-cell office:value-type="float" office:value="26500" calcext:value-type="float">
            <text:p>2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218];[.B218];[.C218])" office:value-type="string" office:string-value="abrilS5seguro" calcext:value-type="string">
            <text:p>abrilS5seguro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219];[.B219];[.C219])" office:value-type="string" office:string-value="septiembreS5seguro" calcext:value-type="string">
            <text:p>septiembreS5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0];[.B220];[.C220])" office:value-type="string" office:string-value="eneroS5streaming" calcext:value-type="string">
            <text:p>eneroS5streaming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1];[.B221];[.C221])" office:value-type="string" office:string-value="junioS5streaming" calcext:value-type="string">
            <text:p>junioS5streaming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222];[.B222];[.C222])" office:value-type="string" office:string-value="noviembreS5streaming" calcext:value-type="string">
            <text:p>noviembreS5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permercado</text:p>
          </table:table-cell>
          <table:table-cell table:formula="of:=CONCATENATE([.A223];[.B223];[.C223])" office:value-type="string" office:string-value="agostoS5supermercado" calcext:value-type="string">
            <text:p>agostoS5supermercado</text:p>
          </table:table-cell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224];[.B224];[.C224])" office:value-type="string" office:string-value="agostoS5telefono" calcext:value-type="string">
            <text:p>agostoS5telefono</text:p>
          </table:table-cell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225];[.B225];[.C225])" office:value-type="string" office:string-value="marzoS5telefono" calcext:value-type="string">
            <text:p>marzoS5telefono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226];[.B226];[.C226])" office:value-type="string" office:string-value="diciembreS5transporte" calcext:value-type="string">
            <text:p>diciembreS5transporte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227];[.B227];[.C227])" office:value-type="string" office:string-value="mayoS5transporte" calcext:value-type="string">
            <text:p>mayoS5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228];[.B228];[.C228])" office:value-type="string" office:string-value="agostoS5viajes" calcext:value-type="string">
            <text:p>agostoS5viajes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229];[.B229];[.C229])" office:value-type="string" office:string-value="marzoS5viajes" calcext:value-type="string">
            <text:p>marzoS5viajes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/>
          <table:table-cell office:value-type="float" office:value="68000" calcext:value-type="float">
            <text:p>68000</text:p>
          </table:table-cell>
          <table:table-cell table:number-columns-repeated="3"/>
        </table:table-row>
      </table:table>
      <table:table table:name="Tabla dinámica_Gastos_2" table:style-name="ta1">
        <table:table-column table:style-name="co6" table:default-cell-style-name="ce67"/>
        <table:table-column table:style-name="co6" table:default-cell-style-name="ce74"/>
        <table:table-column table:style-name="co6" table:default-cell-style-name="ce80"/>
        <table:table-column table:style-name="co6" table:number-columns-repeated="3" table:default-cell-style-name="ce82"/>
        <table:table-column table:style-name="co6" table:default-cell-style-name="ce89"/>
        <table:table-column table:style-name="co6" table:default-cell-style-name="ce94"/>
        <table:table-row table:style-name="ro1">
          <table:table-cell table:style-name="Pivot_20_Table_20_Field" office:value-type="string" calcext:value-type="string">
            <text:p>mes</text:p>
          </table:table-cell>
          <table:table-cell table:style-name="ce71" office:value-type="string" calcext:value-type="string">
            <text:p>- todo -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65"/>
          <table:table-cell table:style-name="ce72"/>
          <table:table-cell table:style-name="ce78" office:value-type="string" calcext:value-type="string">
            <text:p>sucursal</text:p>
          </table:table-cell>
          <table:table-cell table:style-name="ce86" table:number-columns-repeated="4"/>
          <table:table-cell table:style-name="ce92"/>
        </table:table-row>
        <table:table-row table:style-name="ro1">
          <table:table-cell table:style-name="ce66" office:value-type="string" calcext:value-type="string">
            <text:p>motivo</text:p>
          </table:table-cell>
          <table:table-cell table:style-name="ce73" office:value-type="string" calcext:value-type="string">
            <text:p>Datos</text:p>
          </table:table-cell>
          <table:table-cell table:style-name="ce79" office:value-type="string" calcext:value-type="string">
            <text:p>S1</text:p>
          </table:table-cell>
          <table:table-cell table:style-name="ce87" office:value-type="string" calcext:value-type="string">
            <text:p>S2</text:p>
          </table:table-cell>
          <table:table-cell table:style-name="ce87" office:value-type="string" calcext:value-type="string">
            <text:p>S3</text:p>
          </table:table-cell>
          <table:table-cell table:style-name="ce87" office:value-type="string" calcext:value-type="string">
            <text:p>S4</text:p>
          </table:table-cell>
          <table:table-cell table:style-name="ce87" office:value-type="string" calcext:value-type="string">
            <text:p>S5</text:p>
          </table:table-cell>
          <table:table-cell table:style-name="ce93" office:value-type="string" calcext:value-type="string">
            <text:p>Total Resultado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Suma - importe</text:p>
          </table:table-cell>
          <table:table-cell office:value-type="float" office:value="70500" calcext:value-type="float">
            <text:p>70500</text:p>
          </table:table-cell>
          <table:table-cell office:value-type="float" office:value="73500" calcext:value-type="float">
            <text:p>73500</text:p>
          </table:table-cell>
          <table:table-cell office:value-type="float" office:value="73800" calcext:value-type="float">
            <text:p>73800</text:p>
          </table:table-cell>
          <table:table-cell office:value-type="float" office:value="56500" calcext:value-type="float">
            <text:p>56500</text:p>
          </table:table-cell>
          <table:table-cell office:value-type="float" office:value="72700" calcext:value-type="float">
            <text:p>72700</text:p>
          </table:table-cell>
          <table:table-cell office:value-type="float" office:value="347000" calcext:value-type="float">
            <text:p>347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390000" calcext:value-type="float">
            <text:p>390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770000" calcext:value-type="float">
            <text:p>770000</text:p>
          </table:table-cell>
          <table:table-cell office:value-type="float" office:value="185000" calcext:value-type="float">
            <text:p>185000</text:p>
          </table:table-cell>
          <table:table-cell table:style-name="ce82" office:value-type="float" office:value="575000" calcext:value-type="float">
            <text:p>575000</text:p>
          </table:table-cell>
          <table:table-cell office:value-type="float" office:value="2315000" calcext:value-type="float">
            <text:p>2315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Suma - importe</text:p>
          </table:table-cell>
          <table:table-cell office:value-type="float" office:value="69000" calcext:value-type="float">
            <text:p>69000</text:p>
          </table:table-cell>
          <table:table-cell table:number-columns-repeated="3" office:value-type="float" office:value="43500" calcext:value-type="float">
            <text:p>43500</text:p>
          </table:table-cell>
          <table:table-cell office:value-type="float" office:value="61500" calcext:value-type="float">
            <text:p>61500</text:p>
          </table:table-cell>
          <table:table-cell office:value-type="float" office:value="261000" calcext:value-type="float">
            <text:p>261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3" table:style-name="ce83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96000" calcext:value-type="float">
            <text:p>96000</text:p>
          </table:table-cell>
          <table:table-cell table:number-columns-repeated="2" office:value-type="float" office:value="66000" calcext:value-type="float">
            <text:p>66000</text:p>
          </table:table-cell>
          <table:table-cell office:value-type="float" office:value="96000" calcext:value-type="float">
            <text:p>96000</text:p>
          </table:table-cell>
          <table:table-cell table:style-name="ce82" office:value-type="float" office:value="66000" calcext:value-type="float">
            <text:p>66000</text:p>
          </table:table-cell>
          <table:table-cell office:value-type="float" office:value="390000" calcext:value-type="float">
            <text:p>390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office:value-type="string" calcext:value-type="string">
            <text:p>Suma - importe</text:p>
          </table:table-cell>
          <table:table-cell table:number-columns-repeated="2" office:value-type="float" office:value="23000" calcext:value-type="float">
            <text:p>23000</text:p>
          </table:table-cell>
          <table:table-cell office:value-type="float" office:value="32500" calcext:value-type="float">
            <text:p>32500</text:p>
          </table:table-cell>
          <table:table-cell office:value-type="float" office:value="23000" calcext:value-type="float">
            <text:p>23000</text:p>
          </table:table-cell>
          <table:table-cell office:value-type="float" office:value="38000" calcext:value-type="float">
            <text:p>38000</text:p>
          </table:table-cell>
          <table:table-cell office:value-type="float" office:value="139500" calcext:value-type="float">
            <text:p>1395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46000" calcext:value-type="float">
            <text:p>46000</text:p>
          </table:table-cell>
          <table:table-cell office:value-type="float" office:value="72500" calcext:value-type="float">
            <text:p>72500</text:p>
          </table:table-cell>
          <table:table-cell office:value-type="float" office:value="44000" calcext:value-type="float">
            <text:p>44000</text:p>
          </table:table-cell>
          <table:table-cell office:value-type="float" office:value="49000" calcext:value-type="float">
            <text:p>49000</text:p>
          </table:table-cell>
          <table:table-cell table:style-name="ce82" office:value-type="float" office:value="61400" calcext:value-type="float">
            <text:p>61400</text:p>
          </table:table-cell>
          <table:table-cell office:value-type="float" office:value="272900" calcext:value-type="float">
            <text:p>2729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office:value-type="string" calcext:value-type="string">
            <text:p>Suma - importe</text:p>
          </table:table-cell>
          <table:table-cell office:value-type="float" office:value="40500" calcext:value-type="float">
            <text:p>40500</text:p>
          </table:table-cell>
          <table:table-cell table:number-columns-repeated="2" office:value-type="float" office:value="28000" calcext:value-type="float">
            <text:p>28000</text:p>
          </table:table-cell>
          <table:table-cell office:value-type="float" office:value="44000" calcext:value-type="float">
            <text:p>4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68500" calcext:value-type="float">
            <text:p>1685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22000" calcext:value-type="float">
            <text:p>22000</text:p>
          </table:table-cell>
          <table:table-cell office:value-type="float" office:value="20800" calcext:value-type="float">
            <text:p>20800</text:p>
          </table:table-cell>
          <table:table-cell office:value-type="float" office:value="12000" calcext:value-type="float">
            <text:p>12000</text:p>
          </table:table-cell>
          <table:table-cell office:value-type="float" office:value="44700" calcext:value-type="float">
            <text:p>44700</text:p>
          </table:table-cell>
          <table:table-cell table:style-name="ce82" office:value-type="float" office:value="32500" calcext:value-type="float">
            <text:p>32500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Suma - importe</text:p>
          </table:table-cell>
          <table:table-cell office:value-type="float" office:value="171900" calcext:value-type="float">
            <text:p>171900</text:p>
          </table:table-cell>
          <table:table-cell office:value-type="float" office:value="250700" calcext:value-type="float">
            <text:p>250700</text:p>
          </table:table-cell>
          <table:table-cell office:value-type="float" office:value="258600" calcext:value-type="float">
            <text:p>2586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73500" calcext:value-type="float">
            <text:p>173500</text:p>
          </table:table-cell>
          <table:table-cell office:value-type="float" office:value="1030700" calcext:value-type="float">
            <text:p>10307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2"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9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39000" calcext:value-type="float">
            <text:p>39000</text:p>
          </table:table-cell>
          <table:table-cell office:value-type="float" office:value="71000" calcext:value-type="float">
            <text:p>7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table:style-name="ce82" office:value-type="float" office:value="56000" calcext:value-type="float">
            <text:p>56000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office:value-type="string" calcext:value-type="string">
            <text:p>Suma - importe</text:p>
          </table:table-cell>
          <table:table-cell office:value-type="float" office:value="51500" calcext:value-type="float">
            <text:p>51500</text:p>
          </table:table-cell>
          <table:table-cell office:value-type="float" office:value="81000" calcext:value-type="float">
            <text:p>81000</text:p>
          </table:table-cell>
          <table:table-cell office:value-type="float" office:value="51500" calcext:value-type="float">
            <text:p>51500</text:p>
          </table:table-cell>
          <table:table-cell office:value-type="float" office:value="73500" calcext:value-type="float">
            <text:p>73500</text:p>
          </table:table-cell>
          <table:table-cell office:value-type="float" office:value="51500" calcext:value-type="float">
            <text:p>51500</text:p>
          </table:table-cell>
          <table:table-cell office:value-type="float" office:value="309000" calcext:value-type="float">
            <text:p>309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48500" calcext:value-type="float">
            <text:p>48500</text:p>
          </table:table-cell>
          <table:table-cell office:value-type="float" office:value="71000" calcext:value-type="float">
            <text:p>71000</text:p>
          </table:table-cell>
          <table:table-cell office:value-type="float" office:value="48500" calcext:value-type="float">
            <text:p>48500</text:p>
          </table:table-cell>
          <table:table-cell office:value-type="float" office:value="74500" calcext:value-type="float">
            <text:p>74500</text:p>
          </table:table-cell>
          <table:table-cell table:style-name="ce82" office:value-type="float" office:value="48500" calcext:value-type="float">
            <text:p>48500</text:p>
          </table:table-cell>
          <table:table-cell office:value-type="float" office:value="291000" calcext:value-type="float">
            <text:p>291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string" calcext:value-type="string">
            <text:p>Suma - importe</text:p>
          </table:table-cell>
          <table:table-cell office:value-type="float" office:value="29700" calcext:value-type="float">
            <text:p>29700</text:p>
          </table:table-cell>
          <table:table-cell office:value-type="float" office:value="18800" calcext:value-type="float">
            <text:p>18800</text:p>
          </table:table-cell>
          <table:table-cell table:number-columns-repeated="2" office:value-type="float" office:value="18900" calcext:value-type="float">
            <text:p>18900</text:p>
          </table:table-cell>
          <table:table-cell office:value-type="float" office:value="27500" calcext:value-type="float">
            <text:p>27500</text:p>
          </table:table-cell>
          <table:table-cell office:value-type="float" office:value="113800" calcext:value-type="float">
            <text:p>1138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3" table:style-name="ce83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179000" calcext:value-type="float">
            <text:p>179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6200" calcext:value-type="float">
            <text:p>156200</text:p>
          </table:table-cell>
          <table:table-cell table:style-name="ce82" office:value-type="float" office:value="61000" calcext:value-type="float">
            <text:p>61000</text:p>
          </table:table-cell>
          <table:table-cell office:value-type="float" office:value="673200" calcext:value-type="float">
            <text:p>6732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uma - importe</text:p>
          </table:table-cell>
          <table:table-cell office:value-type="float" office:value="26800" calcext:value-type="float">
            <text:p>26800</text:p>
          </table:table-cell>
          <table:table-cell office:value-type="float" office:value="18300" calcext:value-type="float">
            <text:p>18300</text:p>
          </table:table-cell>
          <table:table-cell office:value-type="float" office:value="27900" calcext:value-type="float">
            <text:p>27900</text:p>
          </table:table-cell>
          <table:table-cell office:value-type="float" office:value="18400" calcext:value-type="float">
            <text:p>18400</text:p>
          </table:table-cell>
          <table:table-cell office:value-type="float" office:value="86200" calcext:value-type="float">
            <text:p>86200</text:p>
          </table:table-cell>
          <table:table-cell office:value-type="float" office:value="177600" calcext:value-type="float">
            <text:p>1776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Suma - importe</text:p>
          </table:table-cell>
          <table:table-cell table:style-name="ce82" office:value-type="float" office:value="40000" calcext:value-type="float">
            <text:p>40000</text:p>
          </table:table-cell>
          <table:table-cell office:value-type="float" office:value="40500" calcext:value-type="float">
            <text:p>40500</text:p>
          </table:table-cell>
          <table:table-cell table:number-columns-repeated="2" office:value-type="float" office:value="29000" calcext:value-type="float">
            <text:p>29000</text:p>
          </table:table-cell>
          <table:table-cell table:style-name="ce82" office:value-type="float" office:value="30000" calcext:value-type="float">
            <text:p>30000</text:p>
          </table:table-cell>
          <table:table-cell office:value-type="float" office:value="168500" calcext:value-type="float">
            <text:p>1685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3" table:style-name="ce83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office:value-type="string" calcext:value-type="string">
            <text:p>Suma - importe</text:p>
          </table:table-cell>
          <table:table-cell office:value-type="float" office:value="99000" calcext:value-type="float">
            <text:p>99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595000" calcext:value-type="float">
            <text:p>595000</text:p>
          </table:table-cell>
        </table:table-row>
        <table:table-row table:style-name="ro1">
          <table:table-cell table:style-name="ce68"/>
          <table:table-cell table:style-name="ce75" office:value-type="string" calcext:value-type="string">
            <text:p>Recuento - importe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</table:table-row>
        <table:table-row table:style-name="ro1">
          <table:table-cell table:style-name="ce69" office:value-type="string" calcext:value-type="string">
            <text:p>Total Suma - importe</text:p>
          </table:table-cell>
          <table:table-cell table:style-name="ce76"/>
          <table:table-cell table:style-name="ce84" office:value-type="float" office:value="1442400" calcext:value-type="float">
            <text:p>1442400</text:p>
          </table:table-cell>
          <table:table-cell table:style-name="ce84" office:value-type="float" office:value="1533600" calcext:value-type="float">
            <text:p>1533600</text:p>
          </table:table-cell>
          <table:table-cell table:style-name="ce84" office:value-type="float" office:value="1858200" calcext:value-type="float">
            <text:p>1858200</text:p>
          </table:table-cell>
          <table:table-cell table:style-name="ce84" office:value-type="float" office:value="1229200" calcext:value-type="float">
            <text:p>1229200</text:p>
          </table:table-cell>
          <table:table-cell table:style-name="ce84" office:value-type="float" office:value="1568300" calcext:value-type="float">
            <text:p>1568300</text:p>
          </table:table-cell>
          <table:table-cell table:style-name="ce96" office:value-type="float" office:value="7631700" calcext:value-type="float">
            <text:p>7631700</text:p>
          </table:table-cell>
        </table:table-row>
        <table:table-row table:style-name="ro1">
          <table:table-cell table:style-name="ce70" office:value-type="string" calcext:value-type="string">
            <text:p>Total Recuento - importe</text:p>
          </table:table-cell>
          <table:table-cell table:style-name="ce77"/>
          <table:table-cell table:style-name="ce85" office:value-type="float" office:value="46" calcext:value-type="float">
            <text:p>46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44" calcext:value-type="float">
            <text:p>44</text:p>
          </table:table-cell>
          <table:table-cell table:style-name="ce91" office:value-type="float" office:value="46" calcext:value-type="float">
            <text:p>46</text:p>
          </table:table-cell>
          <table:table-cell table:style-name="ce97" office:value-type="float" office:value="229" calcext:value-type="float">
            <text:p>229</text:p>
          </table:table-cell>
        </table:table-row>
      </table:table>
      <table:table table:name="Tabla dinámica_Gastos_1" table:style-name="ta1">
        <table:table-column table:style-name="co6" table:default-cell-style-name="ce99"/>
        <table:table-column table:style-name="co6" table:default-cell-style-name="ce102"/>
        <table:table-column table:style-name="co6" table:number-columns-repeated="10" table:default-cell-style-name="Pivot_20_Table_20_Value"/>
        <table:table-column table:style-name="co6" table:default-cell-style-name="ce109"/>
        <table:table-column table:style-name="co6" table:default-cell-style-name="ce113"/>
        <table:table-row table:style-name="ro1">
          <table:table-cell table:style-name="ce98" office:value-type="string" calcext:value-type="string">
            <text:p>Suma - importe</text:p>
          </table:table-cell>
          <table:table-cell table:style-name="ce78" office:value-type="string" calcext:value-type="string">
            <text:p>mes</text:p>
          </table:table-cell>
          <table:table-cell table:style-name="ce86" table:number-columns-repeated="11"/>
          <table:table-cell table:style-name="ce92"/>
        </table:table-row>
        <table:table-row table:style-name="ro1">
          <table:table-cell table:style-name="ce66" office:value-type="string" calcext:value-type="string">
            <text:p>sucursal</text:p>
          </table:table-cell>
          <table:table-cell table:style-name="ce79" office:value-type="string" calcext:value-type="string">
            <text:p>abril</text:p>
          </table:table-cell>
          <table:table-cell table:style-name="ce87" office:value-type="string" calcext:value-type="string">
            <text:p>agosto</text:p>
          </table:table-cell>
          <table:table-cell table:style-name="ce87" office:value-type="string" calcext:value-type="string">
            <text:p>diciembre</text:p>
          </table:table-cell>
          <table:table-cell table:style-name="ce87" office:value-type="string" calcext:value-type="string">
            <text:p>enero</text:p>
          </table:table-cell>
          <table:table-cell table:style-name="ce87" office:value-type="string" calcext:value-type="string">
            <text:p>febrero</text:p>
          </table:table-cell>
          <table:table-cell table:style-name="ce87" office:value-type="string" calcext:value-type="string">
            <text:p>julio</text:p>
          </table:table-cell>
          <table:table-cell table:style-name="ce87" office:value-type="string" calcext:value-type="string">
            <text:p>junio</text:p>
          </table:table-cell>
          <table:table-cell table:style-name="ce87" office:value-type="string" calcext:value-type="string">
            <text:p>marzo</text:p>
          </table:table-cell>
          <table:table-cell table:style-name="ce87" office:value-type="string" calcext:value-type="string">
            <text:p>mayo</text:p>
          </table:table-cell>
          <table:table-cell table:style-name="ce87" office:value-type="string" calcext:value-type="string">
            <text:p>noviembre</text:p>
          </table:table-cell>
          <table:table-cell table:style-name="ce87" office:value-type="string" calcext:value-type="string">
            <text:p>octubre</text:p>
          </table:table-cell>
          <table:table-cell table:style-name="ce87" office:value-type="string" calcext:value-type="string">
            <text:p>septiembre</text:p>
          </table:table-cell>
          <table:table-cell table:style-name="ce93" office:value-type="string" calcext:value-type="string">
            <text:p>Total Resultado</text:p>
          </table:table-cell>
        </table:table-row>
        <table:table-row table:style-name="ro1">
          <table:table-cell table:style-name="ce67" office:value-type="string" calcext:value-type="string">
            <text:p>S1</text:p>
          </table:table-cell>
          <table:table-cell table:style-name="ce101" office:value-type="float" office:value="117500" calcext:value-type="float">
            <text:p>117500</text:p>
          </table:table-cell>
          <table:table-cell table:style-name="ce105" office:value-type="float" office:value="99000" calcext:value-type="float">
            <text:p>99000</text:p>
          </table:table-cell>
          <table:table-cell table:style-name="ce105" office:value-type="float" office:value="93000" calcext:value-type="float">
            <text:p>93000</text:p>
          </table:table-cell>
          <table:table-cell table:style-name="ce105" office:value-type="float" office:value="44500" calcext:value-type="float">
            <text:p>44500</text:p>
          </table:table-cell>
          <table:table-cell table:style-name="ce105" office:value-type="float" office:value="78700" calcext:value-type="float">
            <text:p>78700</text:p>
          </table:table-cell>
          <table:table-cell table:style-name="ce105" office:value-type="float" office:value="131000" calcext:value-type="float">
            <text:p>131000</text:p>
          </table:table-cell>
          <table:table-cell table:style-name="ce105" office:value-type="float" office:value="84500" calcext:value-type="float">
            <text:p>84500</text:p>
          </table:table-cell>
          <table:table-cell table:style-name="ce105" office:value-type="float" office:value="85400" calcext:value-type="float">
            <text:p>85400</text:p>
          </table:table-cell>
          <table:table-cell table:style-name="ce105" office:value-type="float" office:value="245500" calcext:value-type="float">
            <text:p>245500</text:p>
          </table:table-cell>
          <table:table-cell table:style-name="ce105" office:value-type="float" office:value="79800" calcext:value-type="float">
            <text:p>79800</text:p>
          </table:table-cell>
          <table:table-cell table:style-name="ce105" office:value-type="float" office:value="254000" calcext:value-type="float">
            <text:p>254000</text:p>
          </table:table-cell>
          <table:table-cell table:style-name="ce108" office:value-type="float" office:value="129500" calcext:value-type="float">
            <text:p>129500</text:p>
          </table:table-cell>
          <table:table-cell table:style-name="ce112" office:value-type="float" office:value="1442400" calcext:value-type="float">
            <text:p>14424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400" calcext:value-type="float">
            <text:p>93400</text:p>
          </table:table-cell>
          <table:table-cell office:value-type="float" office:value="41000" calcext:value-type="float">
            <text:p>41000</text:p>
          </table:table-cell>
          <table:table-cell office:value-type="float" office:value="140500" calcext:value-type="float">
            <text:p>140500</text:p>
          </table:table-cell>
          <table:table-cell office:value-type="float" office:value="108300" calcext:value-type="float">
            <text:p>108300</text:p>
          </table:table-cell>
          <table:table-cell office:value-type="float" office:value="105200" calcext:value-type="float">
            <text:p>105200</text:p>
          </table:table-cell>
          <table:table-cell office:value-type="float" office:value="96000" calcext:value-type="float">
            <text:p>96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32500" calcext:value-type="float">
            <text:p>32500</text:p>
          </table:table-cell>
          <table:table-cell office:value-type="float" office:value="99500" calcext:value-type="float">
            <text:p>99500</text:p>
          </table:table-cell>
          <table:table-cell office:value-type="float" office:value="333500" calcext:value-type="float">
            <text:p>333500</text:p>
          </table:table-cell>
          <table:table-cell office:value-type="float" office:value="55500" calcext:value-type="float">
            <text:p>55500</text:p>
          </table:table-cell>
          <table:table-cell office:value-type="float" office:value="100200" calcext:value-type="float">
            <text:p>100200</text:p>
          </table:table-cell>
          <table:table-cell office:value-type="float" office:value="1533600" calcext:value-type="float">
            <text:p>15336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212300" calcext:value-type="float">
            <text:p>212300</text:p>
          </table:table-cell>
          <table:table-cell office:value-type="float" office:value="288300" calcext:value-type="float">
            <text:p>288300</text:p>
          </table:table-cell>
          <table:table-cell office:value-type="float" office:value="340900" calcext:value-type="float">
            <text:p>340900</text:p>
          </table:table-cell>
          <table:table-cell office:value-type="float" office:value="225100" calcext:value-type="float">
            <text:p>225100</text:p>
          </table:table-cell>
          <table:table-cell office:value-type="float" office:value="138200" calcext:value-type="float">
            <text:p>138200</text:p>
          </table:table-cell>
          <table:table-cell office:value-type="float" office:value="124800" calcext:value-type="float">
            <text:p>124800</text:p>
          </table:table-cell>
          <table:table-cell office:value-type="float" office:value="72000" calcext:value-type="float">
            <text:p>72000</text:p>
          </table:table-cell>
          <table:table-cell office:value-type="float" office:value="120200" calcext:value-type="float">
            <text:p>120200</text:p>
          </table:table-cell>
          <table:table-cell office:value-type="float" office:value="97500" calcext:value-type="float">
            <text:p>97500</text:p>
          </table:table-cell>
          <table:table-cell office:value-type="float" office:value="33000" calcext:value-type="float">
            <text:p>33000</text:p>
          </table:table-cell>
          <table:table-cell office:value-type="float" office:value="132400" calcext:value-type="float">
            <text:p>132400</text:p>
          </table:table-cell>
          <table:table-cell office:value-type="float" office:value="73500" calcext:value-type="float">
            <text:p>73500</text:p>
          </table:table-cell>
          <table:table-cell office:value-type="float" office:value="1858200" calcext:value-type="float">
            <text:p>18582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64000" calcext:value-type="float">
            <text:p>64000</text:p>
          </table:table-cell>
          <table:table-cell office:value-type="float" office:value="69200" calcext:value-type="float">
            <text:p>69200</text:p>
          </table:table-cell>
          <table:table-cell office:value-type="float" office:value="54000" calcext:value-type="float">
            <text:p>54000</text:p>
          </table:table-cell>
          <table:table-cell office:value-type="float" office:value="110200" calcext:value-type="float">
            <text:p>110200</text:p>
          </table:table-cell>
          <table:table-cell office:value-type="float" office:value="44900" calcext:value-type="float">
            <text:p>449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61400" calcext:value-type="float">
            <text:p>161400</text:p>
          </table:table-cell>
          <table:table-cell office:value-type="float" office:value="36000" calcext:value-type="float">
            <text:p>36000</text:p>
          </table:table-cell>
          <table:table-cell office:value-type="float" office:value="1229200" calcext:value-type="float">
            <text:p>12292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103" office:value-type="float" office:value="115000" calcext:value-type="float">
            <text:p>115000</text:p>
          </table:table-cell>
          <table:table-cell table:style-name="ce106" office:value-type="float" office:value="171700" calcext:value-type="float">
            <text:p>171700</text:p>
          </table:table-cell>
          <table:table-cell table:style-name="ce106" office:value-type="float" office:value="76000" calcext:value-type="float">
            <text:p>76000</text:p>
          </table:table-cell>
          <table:table-cell table:style-name="ce106" office:value-type="float" office:value="59900" calcext:value-type="float">
            <text:p>59900</text:p>
          </table:table-cell>
          <table:table-cell table:style-name="ce106" office:value-type="float" office:value="203200" calcext:value-type="float">
            <text:p>203200</text:p>
          </table:table-cell>
          <table:table-cell table:style-name="ce106" office:value-type="float" office:value="223500" calcext:value-type="float">
            <text:p>223500</text:p>
          </table:table-cell>
          <table:table-cell table:style-name="ce106" office:value-type="float" office:value="66300" calcext:value-type="float">
            <text:p>66300</text:p>
          </table:table-cell>
          <table:table-cell table:style-name="ce106" office:value-type="float" office:value="171200" calcext:value-type="float">
            <text:p>171200</text:p>
          </table:table-cell>
          <table:table-cell table:style-name="ce106" office:value-type="float" office:value="70000" calcext:value-type="float">
            <text:p>70000</text:p>
          </table:table-cell>
          <table:table-cell table:style-name="ce106" office:value-type="float" office:value="59500" calcext:value-type="float">
            <text:p>59500</text:p>
          </table:table-cell>
          <table:table-cell table:style-name="ce106" office:value-type="float" office:value="37000" calcext:value-type="float">
            <text:p>37000</text:p>
          </table:table-cell>
          <table:table-cell table:style-name="ce110" office:value-type="float" office:value="315000" calcext:value-type="float">
            <text:p>315000</text:p>
          </table:table-cell>
          <table:table-cell table:style-name="ce114" office:value-type="float" office:value="1568300" calcext:value-type="float">
            <text:p>1568300</text:p>
          </table:table-cell>
        </table:table-row>
        <table:table-row table:style-name="ro1">
          <table:table-cell table:style-name="ce100" office:value-type="string" calcext:value-type="string">
            <text:p>Total Resultado</text:p>
          </table:table-cell>
          <table:table-cell table:style-name="ce104" office:value-type="float" office:value="602200" calcext:value-type="float">
            <text:p>602200</text:p>
          </table:table-cell>
          <table:table-cell table:style-name="ce107" office:value-type="float" office:value="669200" calcext:value-type="float">
            <text:p>669200</text:p>
          </table:table-cell>
          <table:table-cell table:style-name="ce107" office:value-type="float" office:value="704400" calcext:value-type="float">
            <text:p>704400</text:p>
          </table:table-cell>
          <table:table-cell table:style-name="ce107" office:value-type="float" office:value="548000" calcext:value-type="float">
            <text:p>548000</text:p>
          </table:table-cell>
          <table:table-cell table:style-name="ce107" office:value-type="float" office:value="570200" calcext:value-type="float">
            <text:p>570200</text:p>
          </table:table-cell>
          <table:table-cell table:style-name="ce107" office:value-type="float" office:value="679300" calcext:value-type="float">
            <text:p>679300</text:p>
          </table:table-cell>
          <table:table-cell table:style-name="ce107" office:value-type="float" office:value="652300" calcext:value-type="float">
            <text:p>652300</text:p>
          </table:table-cell>
          <table:table-cell table:style-name="ce107" office:value-type="float" office:value="654300" calcext:value-type="float">
            <text:p>654300</text:p>
          </table:table-cell>
          <table:table-cell table:style-name="ce107" office:value-type="float" office:value="625500" calcext:value-type="float">
            <text:p>625500</text:p>
          </table:table-cell>
          <table:table-cell table:style-name="ce107" office:value-type="float" office:value="631800" calcext:value-type="float">
            <text:p>631800</text:p>
          </table:table-cell>
          <table:table-cell table:style-name="ce107" office:value-type="float" office:value="640300" calcext:value-type="float">
            <text:p>640300</text:p>
          </table:table-cell>
          <table:table-cell table:style-name="ce111" office:value-type="float" office:value="654200" calcext:value-type="float">
            <text:p>654200</text:p>
          </table:table-cell>
          <table:table-cell table:style-name="ce115" office:value-type="float" office:value="7631700" calcext:value-type="float">
            <text:p>7631700</text:p>
          </table:table-cell>
        </table:table-row>
      </table:table>
      <table:table table:name="Resumen estadistico" table:style-name="ta1">
        <table:table-column table:style-name="co6" table:default-cell-style-name="Default"/>
        <table:table-column table:style-name="co16" table:default-cell-style-name="Default"/>
        <table:table-column table:style-name="co16" table:default-cell-style-name="ce5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2" office:value-type="string" calcext:value-type="string">
            <text:p>Cantidad:</text:p>
          </table:table-cell>
          <table:table-cell table:style-name="ce15" table:formula="of:=COUNTA(mes)-1" office:value-type="float" office:value="229" calcext:value-type="float">
            <text:p>229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Total:</text:p>
          </table:table-cell>
          <table:table-cell table:style-name="ce16" table:formula="of:=SUM(importe)" office:value-type="currency" office:currency="ARS" office:value="7631700" calcext:value-type="currency">
            <text:p>$7.631.70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;[.A6])" office:value-type="float" office:value="19" calcext:value-type="float">
            <text:p>19</text:p>
          </table:table-cell>
          <table:table-cell table:formula="of:=SUMIF(mes;[.A6];importe)" office:value-type="currency" office:currency="ARS" office:value="548000" calcext:value-type="currency">
            <text:p>$548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;[.A7])" office:value-type="float" office:value="19" calcext:value-type="float">
            <text:p>19</text:p>
          </table:table-cell>
          <table:table-cell table:formula="of:=SUMIF(mes;[.A7];importe)" office:value-type="currency" office:currency="ARS" office:value="570200" calcext:value-type="currency">
            <text:p>$570.2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;[.A8])" office:value-type="float" office:value="20" calcext:value-type="float">
            <text:p>20</text:p>
          </table:table-cell>
          <table:table-cell table:formula="of:=SUMIF(mes;[.A8];importe)" office:value-type="currency" office:currency="ARS" office:value="654300" calcext:value-type="currency">
            <text:p>$654.3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;[.A9])" office:value-type="float" office:value="19" calcext:value-type="float">
            <text:p>19</text:p>
          </table:table-cell>
          <table:table-cell table:formula="of:=SUMIF(mes;[.A9];importe)" office:value-type="currency" office:currency="ARS" office:value="602200" calcext:value-type="currency">
            <text:p>$602.2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;[.A10])" office:value-type="float" office:value="19" calcext:value-type="float">
            <text:p>19</text:p>
          </table:table-cell>
          <table:table-cell table:formula="of:=SUMIF(mes;[.A10];importe)" office:value-type="currency" office:currency="ARS" office:value="625500" calcext:value-type="currency">
            <text:p>$625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;[.A11])" office:value-type="float" office:value="19" calcext:value-type="float">
            <text:p>19</text:p>
          </table:table-cell>
          <table:table-cell table:formula="of:=SUMIF(mes;[.A11];importe)" office:value-type="currency" office:currency="ARS" office:value="652300" calcext:value-type="currency">
            <text:p>$652.3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;[.A12])" office:value-type="float" office:value="19" calcext:value-type="float">
            <text:p>19</text:p>
          </table:table-cell>
          <table:table-cell table:formula="of:=SUMIF(mes;[.A12];importe)" office:value-type="currency" office:currency="ARS" office:value="679300" calcext:value-type="currency">
            <text:p>$679.3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;[.A13])" office:value-type="float" office:value="19" calcext:value-type="float">
            <text:p>19</text:p>
          </table:table-cell>
          <table:table-cell table:formula="of:=SUMIF(mes;[.A13];importe)" office:value-type="currency" office:currency="ARS" office:value="669200" calcext:value-type="currency">
            <text:p>$669.2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;[.A14])" office:value-type="float" office:value="19" calcext:value-type="float">
            <text:p>19</text:p>
          </table:table-cell>
          <table:table-cell table:formula="of:=SUMIF(mes;[.A14];importe)" office:value-type="currency" office:currency="ARS" office:value="654200" calcext:value-type="currency">
            <text:p>$654.2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;[.A15])" office:value-type="float" office:value="19" calcext:value-type="float">
            <text:p>19</text:p>
          </table:table-cell>
          <table:table-cell table:formula="of:=SUMIF(mes;[.A15];importe)" office:value-type="currency" office:currency="ARS" office:value="640300" calcext:value-type="currency">
            <text:p>$640.3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;[.A16])" office:value-type="float" office:value="19" calcext:value-type="float">
            <text:p>19</text:p>
          </table:table-cell>
          <table:table-cell table:formula="of:=SUMIF(mes;[.A16];importe)" office:value-type="currency" office:currency="ARS" office:value="631800" calcext:value-type="currency">
            <text:p>$63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;[.A17])" office:value-type="float" office:value="19" calcext:value-type="float">
            <text:p>19</text:p>
          </table:table-cell>
          <table:table-cell table:formula="of:=SUMIF(mes;[.A17];importe)" office:value-type="currency" office:currency="ARS" office:value="704400" calcext:value-type="currency">
            <text:p>$704.4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6:.B17])" office:value-type="float" office:value="229" calcext:value-type="float">
            <text:p>229</text:p>
          </table:table-cell>
          <table:table-cell table:formula="of:=SUM([.C6:.C17])" office:value-type="currency" office:currency="ARS" office:value="7631700" calcext:value-type="currency">
            <text:p>$7.631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COUNTIF(sucursal;[.A21])" office:value-type="float" office:value="46" calcext:value-type="float">
            <text:p>46</text:p>
          </table:table-cell>
          <table:table-cell table:formula="of:=SUMIF(sucursal;[.A21];importe)" office:value-type="currency" office:currency="ARS" office:value="1442400" calcext:value-type="currency">
            <text:p>$1.442.400,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COUNTIF(sucursal;[.A22])" office:value-type="float" office:value="47" calcext:value-type="float">
            <text:p>47</text:p>
          </table:table-cell>
          <table:table-cell table:formula="of:=SUMIF(sucursal;[.A22];importe)" office:value-type="currency" office:currency="ARS" office:value="1533600" calcext:value-type="currency">
            <text:p>$1.533.600,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COUNTIF(sucursal;[.A23])" office:value-type="float" office:value="46" calcext:value-type="float">
            <text:p>46</text:p>
          </table:table-cell>
          <table:table-cell table:formula="of:=SUMIF(sucursal;[.A23];importe)" office:value-type="currency" office:currency="ARS" office:value="1858200" calcext:value-type="currency">
            <text:p>$1.858.200,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COUNTIF(sucursal;[.A24])" office:value-type="float" office:value="44" calcext:value-type="float">
            <text:p>44</text:p>
          </table:table-cell>
          <table:table-cell table:formula="of:=SUMIF(sucursal;[.A24];importe)" office:value-type="currency" office:currency="ARS" office:value="1229200" calcext:value-type="currency">
            <text:p>$1.229.200,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COUNTIF(sucursal;[.A25])" office:value-type="float" office:value="46" calcext:value-type="float">
            <text:p>46</text:p>
          </table:table-cell>
          <table:table-cell table:formula="of:=SUMIF(sucursal;[.A25];importe)" office:value-type="currency" office:currency="ARS" office:value="1568300" calcext:value-type="currency">
            <text:p>$1.568.3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1:.B25])" office:value-type="float" office:value="229" calcext:value-type="float">
            <text:p>229</text:p>
          </table:table-cell>
          <table:table-cell table:formula="of:=SUM([.C21:.C25])" office:value-type="currency" office:currency="ARS" office:value="7631700" calcext:value-type="currency">
            <text:p>$7.631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formula="of:=COUNTIF(motivo;[.A29])" office:value-type="float" office:value="12" calcext:value-type="float">
            <text:p>12</text:p>
          </table:table-cell>
          <table:table-cell table:formula="of:=SUMIF(motivo;[.A29];importe)" office:value-type="currency" office:currency="ARS" office:value="2315000" calcext:value-type="currency">
            <text:p>$2.315.000,00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table:formula="of:=COUNTIF(motivo;[.A30])" office:value-type="float" office:value="24" calcext:value-type="float">
            <text:p>24</text:p>
          </table:table-cell>
          <table:table-cell table:formula="of:=SUMIF(motivo;[.A30];importe)" office:value-type="currency" office:currency="ARS" office:value="347000" calcext:value-type="currency">
            <text:p>$347.000,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table:formula="of:=COUNTIF(motivo;[.A31])" office:value-type="float" office:value="12" calcext:value-type="float">
            <text:p>12</text:p>
          </table:table-cell>
          <table:table-cell table:formula="of:=SUMIF(motivo;[.A31];importe)" office:value-type="currency" office:currency="ARS" office:value="261000" calcext:value-type="currency">
            <text:p>$261.000,00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table:formula="of:=COUNTIF(motivo;[.A32])" office:value-type="float" office:value="12" calcext:value-type="float">
            <text:p>12</text:p>
          </table:table-cell>
          <table:table-cell table:formula="of:=SUMIF(motivo;[.A32];importe)" office:value-type="currency" office:currency="ARS" office:value="390000" calcext:value-type="currency">
            <text:p>$390.000,00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table:formula="of:=COUNTIF(motivo;[.A33])" office:value-type="float" office:value="12" calcext:value-type="float">
            <text:p>12</text:p>
          </table:table-cell>
          <table:table-cell table:formula="of:=SUMIF(motivo;[.A33];importe)" office:value-type="currency" office:currency="ARS" office:value="139500" calcext:value-type="currency">
            <text:p>$139.500,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table:formula="of:=COUNTIF(motivo;[.A34])" office:value-type="float" office:value="12" calcext:value-type="float">
            <text:p>12</text:p>
          </table:table-cell>
          <table:table-cell table:formula="of:=SUMIF(motivo;[.A34];importe)" office:value-type="currency" office:currency="ARS" office:value="272900" calcext:value-type="currency">
            <text:p>$272.900,00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table:formula="of:=COUNTIF(motivo;[.A35])" office:value-type="float" office:value="12" calcext:value-type="float">
            <text:p>12</text:p>
          </table:table-cell>
          <table:table-cell table:formula="of:=SUMIF(motivo;[.A35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COUNTIF(motivo;[.A36])" office:value-type="float" office:value="12" calcext:value-type="float">
            <text:p>12</text:p>
          </table:table-cell>
          <table:table-cell table:formula="of:=SUMIF(motivo;[.A36];importe)" office:value-type="currency" office:currency="ARS" office:value="132000" calcext:value-type="currency">
            <text:p>$132.000,00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table:formula="of:=COUNTIF(motivo;[.A37])" office:value-type="float" office:value="24" calcext:value-type="float">
            <text:p>24</text:p>
          </table:table-cell>
          <table:table-cell table:formula="of:=SUMIF(motivo;[.A37];importe)" office:value-type="currency" office:currency="ARS" office:value="1030700" calcext:value-type="currency">
            <text:p>$1.030.700,00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table:formula="of:=COUNTIF(motivo;[.A38])" office:value-type="float" office:value="12" calcext:value-type="float">
            <text:p>12</text:p>
          </table:table-cell>
          <table:table-cell table:formula="of:=SUMIF(motivo;[.A38];importe)" office:value-type="currency" office:currency="ARS" office:value="247000" calcext:value-type="currency">
            <text:p>$247.000,00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COUNTIF(motivo;[.A39])" office:value-type="float" office:value="12" calcext:value-type="float">
            <text:p>12</text:p>
          </table:table-cell>
          <table:table-cell table:formula="of:=SUMIF(motivo;[.A39];importe)" office:value-type="currency" office:currency="ARS" office:value="309000" calcext:value-type="currency">
            <text:p>$309.000,0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table:formula="of:=COUNTIF(motivo;[.A40])" office:value-type="float" office:value="12" calcext:value-type="float">
            <text:p>12</text:p>
          </table:table-cell>
          <table:table-cell table:formula="of:=SUMIF(motivo;[.A40];importe)" office:value-type="currency" office:currency="ARS" office:value="291000" calcext:value-type="currency">
            <text:p>$291.000,00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formula="of:=COUNTIF(motivo;[.A41])" office:value-type="float" office:value="12" calcext:value-type="float">
            <text:p>12</text:p>
          </table:table-cell>
          <table:table-cell table:formula="of:=SUMIF(motivo;[.A41];importe)" office:value-type="currency" office:currency="ARS" office:value="113800" calcext:value-type="currency">
            <text:p>$113.800,00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COUNTIF(motivo;[.A42])" office:value-type="float" office:value="12" calcext:value-type="float">
            <text:p>12</text:p>
          </table:table-cell>
          <table:table-cell table:formula="of:=SUMIF(motivo;[.A42];importe)" office:value-type="currency" office:currency="ARS" office:value="673200" calcext:value-type="currency">
            <text:p>$673.200,00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table:formula="of:=COUNTIF(motivo;[.A43])" office:value-type="float" office:value="13" calcext:value-type="float">
            <text:p>13</text:p>
          </table:table-cell>
          <table:table-cell table:formula="of:=SUMIF(motivo;[.A43];importe)" office:value-type="currency" office:currency="ARS" office:value="177600" calcext:value-type="currency">
            <text:p>$177.600,00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formula="of:=COUNTIF(motivo;[.A44])" office:value-type="float" office:value="12" calcext:value-type="float">
            <text:p>12</text:p>
          </table:table-cell>
          <table:table-cell table:formula="of:=SUMIF(motivo;[.A44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table:formula="of:=COUNTIF(motivo;[.A45])" office:value-type="float" office:value="12" calcext:value-type="float">
            <text:p>12</text:p>
          </table:table-cell>
          <table:table-cell table:formula="of:=SUMIF(motivo;[.A45];importe)" office:value-type="currency" office:currency="ARS" office:value="595000" calcext:value-type="currency">
            <text:p>$595.0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9:.B45])" office:value-type="float" office:value="229" calcext:value-type="float">
            <text:p>229</text:p>
          </table:table-cell>
          <table:table-cell table:formula="of:=SUM([.C29:.C45])" office:value-type="currency" office:currency="ARS" office:value="7631700" calcext:value-type="currency">
            <text:p>$7.631.700,00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ner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ebrer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rz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bri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y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uni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uli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gost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eptiem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ctu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oviem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iciembre</text:p>
          </table:table-cell>
          <table:table-cell/>
          <table:table-cell table:style-name="Default"/>
        </table:table-row>
      </table:table>
      <table:table table:name="Resumen Estadistito 2" table:style-name="ta1">
        <table:table-column table:style-name="co17" table:default-cell-style-name="Default"/>
        <table:table-column table:style-name="co17" table:number-columns-repeated="5" table:default-cell-style-name="ce5"/>
        <table:table-column table:style-name="co17" table:number-columns-repeated="7" table:default-cell-style-name="Default"/>
        <table:table-column table:style-name="co17" table:number-columns-repeated="16371"/>
        <table:table-row table:style-name="ro1">
          <table:table-cell/>
          <table:table-cell table:style-name="Default"/>
          <table:table-cell table:style-name="Default" office:value-type="string" calcext:value-type="string">
            <text:p>Motivo:</text:p>
          </table:table-cell>
          <table:table-cell table:style-name="Default" table:content-validation-name="val1" office:value-type="string" calcext:value-type="string">
            <text:p>delivery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1</text:p>
          </table:table-cell>
          <table:table-cell table:formula="of:=SUMIF(claves;CONCATENATE([.B$3];[.$A4];[.$D$1]);importe)" office:value-type="currency" office:currency="ARS" office:value="0" calcext:value-type="currency">
            <text:p>$0,00</text:p>
          </table:table-cell>
          <table:table-cell table:formula="of:=SUMIF(claves;CONCATENATE([.C$3];[.$A4];[.$D$1]);importe)" office:value-type="currency" office:currency="ARS" office:value="19000" calcext:value-type="currency">
            <text:p>$19.000,00</text:p>
          </table:table-cell>
          <table:table-cell table:formula="of:=SUMIF(claves;CONCATENATE([.D$3];[.$A4];[.$D$1]);importe)" office:value-type="currency" office:currency="ARS" office:value="0" calcext:value-type="currency">
            <text:p>$0,00</text:p>
          </table:table-cell>
          <table:table-cell table:formula="of:=SUMIF(claves;CONCATENATE([.E$3];[.$A4];[.$D$1]);importe)" office:value-type="currency" office:currency="ARS" office:value="0" calcext:value-type="currency">
            <text:p>$0,00</text:p>
          </table:table-cell>
          <table:table-cell table:formula="of:=SUMIF(claves;CONCATENATE([.F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4];[.$D$1]);importe)" office:value-type="currency" office:currency="ARS" office:value="24000" calcext:value-type="currency">
            <text:p>$24.000,00</text:p>
          </table:table-cell>
          <table:table-cell table:style-name="ce5" table:formula="of:=SUMIF(claves;CONCATENATE([.I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4];[.$D$1]);importe)" office:value-type="currency" office:currency="ARS" office:value="26000" calcext:value-type="currency">
            <text:p>$26.00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2</text:p>
          </table:table-cell>
          <table:table-cell table:formula="of:=SUMIF(claves;CONCATENATE([.B$3];[.$A5];[.$D$1]);importe)" office:value-type="currency" office:currency="ARS" office:value="0" calcext:value-type="currency">
            <text:p>$0,00</text:p>
          </table:table-cell>
          <table:table-cell table:formula="of:=SUMIF(claves;CONCATENATE([.C$3];[.$A5];[.$D$1]);importe)" office:value-type="currency" office:currency="ARS" office:value="0" calcext:value-type="currency">
            <text:p>$0,00</text:p>
          </table:table-cell>
          <table:table-cell table:formula="of:=SUMIF(claves;CONCATENATE([.D$3];[.$A5];[.$D$1]);importe)" office:value-type="currency" office:currency="ARS" office:value="0" calcext:value-type="currency">
            <text:p>$0,00</text:p>
          </table:table-cell>
          <table:table-cell table:formula="of:=SUMIF(claves;CONCATENATE([.E$3];[.$A5];[.$D$1]);importe)" office:value-type="currency" office:currency="ARS" office:value="21000" calcext:value-type="currency">
            <text:p>$21.000,00</text:p>
          </table:table-cell>
          <table:table-cell table:formula="of:=SUMIF(claves;CONCATENATE([.F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5];[.$D$1]);importe)" office:value-type="currency" office:currency="ARS" office:value="22500" calcext:value-type="currency">
            <text:p>$22.500,00</text:p>
          </table:table-cell>
          <table:table-cell table:style-name="ce5" table:formula="of:=SUMIF(claves;CONCATENATE([.K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5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3</text:p>
          </table:table-cell>
          <table:table-cell table:formula="of:=SUMIF(claves;CONCATENATE([.B$3];[.$A6];[.$D$1]);importe)" office:value-type="currency" office:currency="ARS" office:value="0" calcext:value-type="currency">
            <text:p>$0,00</text:p>
          </table:table-cell>
          <table:table-cell table:formula="of:=SUMIF(claves;CONCATENATE([.C$3];[.$A6];[.$D$1]);importe)" office:value-type="currency" office:currency="ARS" office:value="0" calcext:value-type="currency">
            <text:p>$0,00</text:p>
          </table:table-cell>
          <table:table-cell table:formula="of:=SUMIF(claves;CONCATENATE([.D$3];[.$A6];[.$D$1]);importe)" office:value-type="currency" office:currency="ARS" office:value="0" calcext:value-type="currency">
            <text:p>$0,00</text:p>
          </table:table-cell>
          <table:table-cell table:formula="of:=SUMIF(claves;CONCATENATE([.E$3];[.$A6];[.$D$1]);importe)" office:value-type="currency" office:currency="ARS" office:value="0" calcext:value-type="currency">
            <text:p>$0,00</text:p>
          </table:table-cell>
          <table:table-cell table:formula="of:=SUMIF(claves;CONCATENATE([.F$3];[.$A6];[.$D$1]);importe)" office:value-type="currency" office:currency="ARS" office:value="22000" calcext:value-type="currency">
            <text:p>$22.000,00</text:p>
          </table:table-cell>
          <table:table-cell table:style-name="ce5" table:formula="of:=SUMIF(claves;CONCATENATE([.G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6];[.$D$1]);importe)" office:value-type="currency" office:currency="ARS" office:value="21500" calcext:value-type="currency">
            <text:p>$21.500,00</text:p>
          </table:table-cell>
          <table:table-cell table:style-name="ce5" table:formula="of:=SUMIF(claves;CONCATENATE([.L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6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4</text:p>
          </table:table-cell>
          <table:table-cell table:formula="of:=SUMIF(claves;CONCATENATE([.B$3];[.$A7];[.$D$1]);importe)" office:value-type="currency" office:currency="ARS" office:value="0" calcext:value-type="currency">
            <text:p>$0,00</text:p>
          </table:table-cell>
          <table:table-cell table:formula="of:=SUMIF(claves;CONCATENATE([.C$3];[.$A7];[.$D$1]);importe)" office:value-type="currency" office:currency="ARS" office:value="0" calcext:value-type="currency">
            <text:p>$0,00</text:p>
          </table:table-cell>
          <table:table-cell table:formula="of:=SUMIF(claves;CONCATENATE([.D$3];[.$A7];[.$D$1]);importe)" office:value-type="currency" office:currency="ARS" office:value="20000" calcext:value-type="currency">
            <text:p>$20.000,00</text:p>
          </table:table-cell>
          <table:table-cell table:formula="of:=SUMIF(claves;CONCATENATE([.E$3];[.$A7];[.$D$1]);importe)" office:value-type="currency" office:currency="ARS" office:value="0" calcext:value-type="currency">
            <text:p>$0,00</text:p>
          </table:table-cell>
          <table:table-cell table:formula="of:=SUMIF(claves;CONCATENATE([.F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7];[.$D$1]);importe)" office:value-type="currency" office:currency="ARS" office:value="23500" calcext:value-type="currency">
            <text:p>$23.500,00</text:p>
          </table:table-cell>
          <table:table-cell table:style-name="ce5" table:formula="of:=SUMIF(claves;CONCATENATE([.J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7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office:value-type="string" calcext:value-type="string">
            <text:p>S5</text:p>
          </table:table-cell>
          <table:table-cell table:formula="of:=SUMIF(claves;CONCATENATE([.B$3];[.$A8];[.$D$1]);importe)" office:value-type="currency" office:currency="ARS" office:value="18000" calcext:value-type="currency">
            <text:p>$18.000,00</text:p>
          </table:table-cell>
          <table:table-cell table:formula="of:=SUMIF(claves;CONCATENATE([.C$3];[.$A8];[.$D$1]);importe)" office:value-type="currency" office:currency="ARS" office:value="0" calcext:value-type="currency">
            <text:p>$0,00</text:p>
          </table:table-cell>
          <table:table-cell table:formula="of:=SUMIF(claves;CONCATENATE([.D$3];[.$A8];[.$D$1]);importe)" office:value-type="currency" office:currency="ARS" office:value="0" calcext:value-type="currency">
            <text:p>$0,00</text:p>
          </table:table-cell>
          <table:table-cell table:formula="of:=SUMIF(claves;CONCATENATE([.E$3];[.$A8];[.$D$1]);importe)" office:value-type="currency" office:currency="ARS" office:value="0" calcext:value-type="currency">
            <text:p>$0,00</text:p>
          </table:table-cell>
          <table:table-cell table:formula="of:=SUMIF(claves;CONCATENATE([.F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8];[.$D$1]);importe)" office:value-type="currency" office:currency="ARS" office:value="23000" calcext:value-type="currency">
            <text:p>$23.000,00</text:p>
          </table:table-cell>
          <table:table-cell table:style-name="ce5" table:formula="of:=SUMIF(claves;CONCATENATE([.H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8];[.$D$1]);importe)" office:value-type="currency" office:currency="ARS" office:value="20500" calcext:value-type="currency">
            <text:p>$20.500,00</text:p>
          </table:table-cell>
          <table:table-cell table:style-name="ce5" table:formula="of:=SUMIF(claves;CONCATENATE([.M$3];[.$A8];[.$D$1]);importe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formula="of:=SUMIFS(importe;sucursal;[.$A4];motivo;[.$D$1];mes;[.B$3])" office:value-type="currency" office:currency="ARS" office:value="0" calcext:value-type="currency">
            <text:p>$0,00</text:p>
          </table:table-cell>
          <table:table-cell table:formula="of:=SUMIFS(importe;sucursal;[.$A4];motivo;[.$D$1];mes;[.C$3])" office:value-type="currency" office:currency="ARS" office:value="19000" calcext:value-type="currency">
            <text:p>$19.000,00</text:p>
          </table:table-cell>
          <table:table-cell table:formula="of:=SUMIFS(importe;sucursal;[.$A4];motivo;[.$D$1];mes;[.D$3])" office:value-type="currency" office:currency="ARS" office:value="0" calcext:value-type="currency">
            <text:p>$0,00</text:p>
          </table:table-cell>
          <table:table-cell table:formula="of:=SUMIFS(importe;sucursal;[.$A4];motivo;[.$D$1];mes;[.E$3])" office:value-type="currency" office:currency="ARS" office:value="0" calcext:value-type="currency">
            <text:p>$0,00</text:p>
          </table:table-cell>
          <table:table-cell table:formula="of:=SUMIFS(importe;sucursal;[.$A4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H$3])" office:value-type="currency" office:currency="ARS" office:value="24000" calcext:value-type="currency">
            <text:p>$24.000,00</text:p>
          </table:table-cell>
          <table:table-cell table:style-name="ce5" table:formula="of:=SUMIFS(importe;sucursal;[.$A4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M$3])" office:value-type="currency" office:currency="ARS" office:value="26000" calcext:value-type="currency">
            <text:p>$26.00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5];motivo;[.$D$1];mes;[.B$3])" office:value-type="currency" office:currency="ARS" office:value="0" calcext:value-type="currency">
            <text:p>$0,00</text:p>
          </table:table-cell>
          <table:table-cell table:formula="of:=SUMIFS(importe;sucursal;[.$A5];motivo;[.$D$1];mes;[.C$3])" office:value-type="currency" office:currency="ARS" office:value="0" calcext:value-type="currency">
            <text:p>$0,00</text:p>
          </table:table-cell>
          <table:table-cell table:formula="of:=SUMIFS(importe;sucursal;[.$A5];motivo;[.$D$1];mes;[.D$3])" office:value-type="currency" office:currency="ARS" office:value="0" calcext:value-type="currency">
            <text:p>$0,00</text:p>
          </table:table-cell>
          <table:table-cell table:formula="of:=SUMIFS(importe;sucursal;[.$A5];motivo;[.$D$1];mes;[.E$3])" office:value-type="currency" office:currency="ARS" office:value="21000" calcext:value-type="currency">
            <text:p>$21.000,00</text:p>
          </table:table-cell>
          <table:table-cell table:formula="of:=SUMIFS(importe;sucursal;[.$A5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J$3])" office:value-type="currency" office:currency="ARS" office:value="22500" calcext:value-type="currency">
            <text:p>$22.500,00</text:p>
          </table:table-cell>
          <table:table-cell table:style-name="ce5" table:formula="of:=SUMIFS(importe;sucursal;[.$A5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6];motivo;[.$D$1];mes;[.B$3])" office:value-type="currency" office:currency="ARS" office:value="0" calcext:value-type="currency">
            <text:p>$0,00</text:p>
          </table:table-cell>
          <table:table-cell table:formula="of:=SUMIFS(importe;sucursal;[.$A6];motivo;[.$D$1];mes;[.C$3])" office:value-type="currency" office:currency="ARS" office:value="0" calcext:value-type="currency">
            <text:p>$0,00</text:p>
          </table:table-cell>
          <table:table-cell table:formula="of:=SUMIFS(importe;sucursal;[.$A6];motivo;[.$D$1];mes;[.D$3])" office:value-type="currency" office:currency="ARS" office:value="0" calcext:value-type="currency">
            <text:p>$0,00</text:p>
          </table:table-cell>
          <table:table-cell table:formula="of:=SUMIFS(importe;sucursal;[.$A6];motivo;[.$D$1];mes;[.E$3])" office:value-type="currency" office:currency="ARS" office:value="0" calcext:value-type="currency">
            <text:p>$0,00</text:p>
          </table:table-cell>
          <table:table-cell table:formula="of:=SUMIFS(importe;sucursal;[.$A6];motivo;[.$D$1];mes;[.F$3])" office:value-type="currency" office:currency="ARS" office:value="22000" calcext:value-type="currency">
            <text:p>$22.000,00</text:p>
          </table:table-cell>
          <table:table-cell table:style-name="ce5" table:formula="of:=SUMIFS(importe;sucursal;[.$A6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K$3])" office:value-type="currency" office:currency="ARS" office:value="21500" calcext:value-type="currency">
            <text:p>$21.500,00</text:p>
          </table:table-cell>
          <table:table-cell table:style-name="ce5" table:formula="of:=SUMIFS(importe;sucursal;[.$A6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7];motivo;[.$D$1];mes;[.B$3])" office:value-type="currency" office:currency="ARS" office:value="0" calcext:value-type="currency">
            <text:p>$0,00</text:p>
          </table:table-cell>
          <table:table-cell table:formula="of:=SUMIFS(importe;sucursal;[.$A7];motivo;[.$D$1];mes;[.C$3])" office:value-type="currency" office:currency="ARS" office:value="0" calcext:value-type="currency">
            <text:p>$0,00</text:p>
          </table:table-cell>
          <table:table-cell table:formula="of:=SUMIFS(importe;sucursal;[.$A7];motivo;[.$D$1];mes;[.D$3])" office:value-type="currency" office:currency="ARS" office:value="20000" calcext:value-type="currency">
            <text:p>$20.000,00</text:p>
          </table:table-cell>
          <table:table-cell table:formula="of:=SUMIFS(importe;sucursal;[.$A7];motivo;[.$D$1];mes;[.E$3])" office:value-type="currency" office:currency="ARS" office:value="0" calcext:value-type="currency">
            <text:p>$0,00</text:p>
          </table:table-cell>
          <table:table-cell table:formula="of:=SUMIFS(importe;sucursal;[.$A7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I$3])" office:value-type="currency" office:currency="ARS" office:value="23500" calcext:value-type="currency">
            <text:p>$23.500,00</text:p>
          </table:table-cell>
          <table:table-cell table:style-name="ce5" table:formula="of:=SUMIFS(importe;sucursal;[.$A7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/>
          <table:table-cell table:formula="of:=SUMIFS(importe;sucursal;[.$A8];motivo;[.$D$1];mes;[.B$3])" office:value-type="currency" office:currency="ARS" office:value="18000" calcext:value-type="currency">
            <text:p>$18.000,00</text:p>
          </table:table-cell>
          <table:table-cell table:formula="of:=SUMIFS(importe;sucursal;[.$A8];motivo;[.$D$1];mes;[.C$3])" office:value-type="currency" office:currency="ARS" office:value="0" calcext:value-type="currency">
            <text:p>$0,00</text:p>
          </table:table-cell>
          <table:table-cell table:formula="of:=SUMIFS(importe;sucursal;[.$A8];motivo;[.$D$1];mes;[.D$3])" office:value-type="currency" office:currency="ARS" office:value="0" calcext:value-type="currency">
            <text:p>$0,00</text:p>
          </table:table-cell>
          <table:table-cell table:formula="of:=SUMIFS(importe;sucursal;[.$A8];motivo;[.$D$1];mes;[.E$3])" office:value-type="currency" office:currency="ARS" office:value="0" calcext:value-type="currency">
            <text:p>$0,00</text:p>
          </table:table-cell>
          <table:table-cell table:formula="of:=SUMIFS(importe;sucursal;[.$A8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G$3])" office:value-type="currency" office:currency="ARS" office:value="23000" calcext:value-type="currency">
            <text:p>$23.000,00</text:p>
          </table:table-cell>
          <table:table-cell table:style-name="ce5" table:formula="of:=SUMIFS(importe;sucursal;[.$A8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L$3])" office:value-type="currency" office:currency="ARS" office:value="20500" calcext:value-type="currency">
            <text:p>$20.500,00</text:p>
          </table:table-cell>
          <table:table-cell table:style-name="ce5" table:formula="of:=SUMIFS(importe;sucursal;[.$A8];motivo;[.$D$1];mes;[.M$3])" office:value-type="currency" office:currency="ARS" office:value="0" calcext:value-type="currency">
            <text:p>$0,00</text:p>
          </table:table-cell>
          <table:table-cell table:style-name="Default" table:number-columns-repeated="16371"/>
        </table:table-row>
        <table:table-row table:style-name="ro1">
          <table:table-cell table:number-columns-repeated="6"/>
          <table:table-cell table:style-name="ce5"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es:</text:p>
          </table:table-cell>
          <table:table-cell table:style-name="Default" table:content-validation-name="val2" office:value-type="string" calcext:value-type="string">
            <text:p>enero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lquiler</text:p>
          </table:table-cell>
          <table:table-cell table:formula="of:=SUMIFS(importe;motivo;[.$A20];mes;[.$D$17];sucursal;[.B$19])" office:value-type="currency" office:currency="ARS" office:value="0" calcext:value-type="currency">
            <text:p>$0,00</text:p>
          </table:table-cell>
          <table:table-cell table:formula="of:=SUMIFS(importe;motivo;[.$A20];mes;[.$D$17];sucursal;[.C$19])" office:value-type="currency" office:currency="ARS" office:value="0" calcext:value-type="currency">
            <text:p>$0,00</text:p>
          </table:table-cell>
          <table:table-cell table:formula="of:=SUMIFS(importe;motivo;[.$A20];mes;[.$D$17];sucursal;[.D$19])" office:value-type="currency" office:currency="ARS" office:value="180000" calcext:value-type="currency">
            <text:p>$180.000,00</text:p>
          </table:table-cell>
          <table:table-cell table:formula="of:=SUMIFS(importe;motivo;[.$A20];mes;[.$D$17];sucursal;[.E$19])" office:value-type="currency" office:currency="ARS" office:value="0" calcext:value-type="currency">
            <text:p>$0,00</text:p>
          </table:table-cell>
          <table:table-cell table:formula="of:=SUMIFS(importe;motivo;[.$A20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gua</text:p>
          </table:table-cell>
          <table:table-cell table:formula="of:=SUMIFS(importe;motivo;[.$A21];mes;[.$D$17];sucursal;[.B$19])" office:value-type="currency" office:currency="ARS" office:value="12500" calcext:value-type="currency">
            <text:p>$12.500,00</text:p>
          </table:table-cell>
          <table:table-cell table:formula="of:=SUMIFS(importe;motivo;[.$A21];mes;[.$D$17];sucursal;[.C$19])" office:value-type="currency" office:currency="ARS" office:value="0" calcext:value-type="currency">
            <text:p>$0,00</text:p>
          </table:table-cell>
          <table:table-cell table:formula="of:=SUMIFS(importe;motivo;[.$A21];mes;[.$D$17];sucursal;[.D$19])" office:value-type="currency" office:currency="ARS" office:value="0" calcext:value-type="currency">
            <text:p>$0,00</text:p>
          </table:table-cell>
          <table:table-cell table:formula="of:=SUMIFS(importe;motivo;[.$A21];mes;[.$D$17];sucursal;[.E$19])" office:value-type="currency" office:currency="ARS" office:value="13000" calcext:value-type="currency">
            <text:p>$13.000,00</text:p>
          </table:table-cell>
          <table:table-cell table:formula="of:=SUMIFS(importe;motivo;[.$A21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delivery</text:p>
          </table:table-cell>
          <table:table-cell table:formula="of:=SUMIFS(importe;motivo;[.$A22];mes;[.$D$17];sucursal;[.B$19])" office:value-type="currency" office:currency="ARS" office:value="0" calcext:value-type="currency">
            <text:p>$0,00</text:p>
          </table:table-cell>
          <table:table-cell table:formula="of:=SUMIFS(importe;motivo;[.$A22];mes;[.$D$17];sucursal;[.C$19])" office:value-type="currency" office:currency="ARS" office:value="0" calcext:value-type="currency">
            <text:p>$0,00</text:p>
          </table:table-cell>
          <table:table-cell table:formula="of:=SUMIFS(importe;motivo;[.$A22];mes;[.$D$17];sucursal;[.D$19])" office:value-type="currency" office:currency="ARS" office:value="0" calcext:value-type="currency">
            <text:p>$0,00</text:p>
          </table:table-cell>
          <table:table-cell table:formula="of:=SUMIFS(importe;motivo;[.$A22];mes;[.$D$17];sucursal;[.E$19])" office:value-type="currency" office:currency="ARS" office:value="0" calcext:value-type="currency">
            <text:p>$0,00</text:p>
          </table:table-cell>
          <table:table-cell table:formula="of:=SUMIFS(importe;motivo;[.$A22];mes;[.$D$17];sucursal;[.F$19])" office:value-type="currency" office:currency="ARS" office:value="18000" calcext:value-type="currency">
            <text:p>$18.0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educacion</text:p>
          </table:table-cell>
          <table:table-cell table:formula="of:=SUMIFS(importe;motivo;[.$A23];mes;[.$D$17];sucursal;[.B$19])" office:value-type="currency" office:currency="ARS" office:value="0" calcext:value-type="currency">
            <text:p>$0,00</text:p>
          </table:table-cell>
          <table:table-cell table:formula="of:=SUMIFS(importe;motivo;[.$A23];mes;[.$D$17];sucursal;[.C$19])" office:value-type="currency" office:currency="ARS" office:value="0" calcext:value-type="currency">
            <text:p>$0,00</text:p>
          </table:table-cell>
          <table:table-cell table:formula="of:=SUMIFS(importe;motivo;[.$A23];mes;[.$D$17];sucursal;[.D$19])" office:value-type="currency" office:currency="ARS" office:value="0" calcext:value-type="currency">
            <text:p>$0,00</text:p>
          </table:table-cell>
          <table:table-cell table:formula="of:=SUMIFS(importe;motivo;[.$A23];mes;[.$D$17];sucursal;[.E$19])" office:value-type="currency" office:currency="ARS" office:value="30000" calcext:value-type="currency">
            <text:p>$30.000,00</text:p>
          </table:table-cell>
          <table:table-cell table:formula="of:=SUMIFS(importe;motivo;[.$A23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farmacia</text:p>
          </table:table-cell>
          <table:table-cell table:formula="of:=SUMIFS(importe;motivo;[.$A24];mes;[.$D$17];sucursal;[.B$19])" office:value-type="currency" office:currency="ARS" office:value="0" calcext:value-type="currency">
            <text:p>$0,00</text:p>
          </table:table-cell>
          <table:table-cell table:formula="of:=SUMIFS(importe;motivo;[.$A24];mes;[.$D$17];sucursal;[.C$19])" office:value-type="currency" office:currency="ARS" office:value="0" calcext:value-type="currency">
            <text:p>$0,00</text:p>
          </table:table-cell>
          <table:table-cell table:formula="of:=SUMIFS(importe;motivo;[.$A24];mes;[.$D$17];sucursal;[.D$19])" office:value-type="currency" office:currency="ARS" office:value="9500" calcext:value-type="currency">
            <text:p>$9.500,00</text:p>
          </table:table-cell>
          <table:table-cell table:formula="of:=SUMIFS(importe;motivo;[.$A24];mes;[.$D$17];sucursal;[.E$19])" office:value-type="currency" office:currency="ARS" office:value="0" calcext:value-type="currency">
            <text:p>$0,00</text:p>
          </table:table-cell>
          <table:table-cell table:formula="of:=SUMIFS(importe;motivo;[.$A24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gas</text:p>
          </table:table-cell>
          <table:table-cell table:formula="of:=SUMIFS(importe;motivo;[.$A25];mes;[.$D$17];sucursal;[.B$19])" office:value-type="currency" office:currency="ARS" office:value="0" calcext:value-type="currency">
            <text:p>$0,00</text:p>
          </table:table-cell>
          <table:table-cell table:formula="of:=SUMIFS(importe;motivo;[.$A25];mes;[.$D$17];sucursal;[.C$19])" office:value-type="currency" office:currency="ARS" office:value="0" calcext:value-type="currency">
            <text:p>$0,00</text:p>
          </table:table-cell>
          <table:table-cell table:formula="of:=SUMIFS(importe;motivo;[.$A25];mes;[.$D$17];sucursal;[.D$19])" office:value-type="currency" office:currency="ARS" office:value="0" calcext:value-type="currency">
            <text:p>$0,00</text:p>
          </table:table-cell>
          <table:table-cell table:formula="of:=SUMIFS(importe;motivo;[.$A25];mes;[.$D$17];sucursal;[.E$19])" office:value-type="currency" office:currency="ARS" office:value="0" calcext:value-type="currency">
            <text:p>$0,00</text:p>
          </table:table-cell>
          <table:table-cell table:formula="of:=SUMIFS(importe;motivo;[.$A25];mes;[.$D$17];sucursal;[.F$19])" office:value-type="currency" office:currency="ARS" office:value="18400" calcext:value-type="currency">
            <text:p>$18.4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gimnasio</text:p>
          </table:table-cell>
          <table:table-cell table:formula="of:=SUMIFS(importe;motivo;[.$A26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26];mes;[.$D$17];sucursal;[.C$19])" office:value-type="currency" office:currency="ARS" office:value="0" calcext:value-type="currency">
            <text:p>$0,00</text:p>
          </table:table-cell>
          <table:table-cell table:formula="of:=SUMIFS(importe;motivo;[.$A26];mes;[.$D$17];sucursal;[.D$19])" office:value-type="currency" office:currency="ARS" office:value="0" calcext:value-type="currency">
            <text:p>$0,00</text:p>
          </table:table-cell>
          <table:table-cell table:formula="of:=SUMIFS(importe;motivo;[.$A26];mes;[.$D$17];sucursal;[.E$19])" office:value-type="currency" office:currency="ARS" office:value="0" calcext:value-type="currency">
            <text:p>$0,00</text:p>
          </table:table-cell>
          <table:table-cell table:formula="of:=SUMIFS(importe;motivo;[.$A26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internet</text:p>
          </table:table-cell>
          <table:table-cell table:formula="of:=SUMIFS(importe;motivo;[.$A27];mes;[.$D$17];sucursal;[.B$19])" office:value-type="currency" office:currency="ARS" office:value="0" calcext:value-type="currency">
            <text:p>$0,00</text:p>
          </table:table-cell>
          <table:table-cell table:formula="of:=SUMIFS(importe;motivo;[.$A27];mes;[.$D$17];sucursal;[.C$19])" office:value-type="currency" office:currency="ARS" office:value="9800" calcext:value-type="currency">
            <text:p>$9.800,00</text:p>
          </table:table-cell>
          <table:table-cell table:formula="of:=SUMIFS(importe;motivo;[.$A27];mes;[.$D$17];sucursal;[.D$19])" office:value-type="currency" office:currency="ARS" office:value="0" calcext:value-type="currency">
            <text:p>$0,00</text:p>
          </table:table-cell>
          <table:table-cell table:formula="of:=SUMIFS(importe;motivo;[.$A27];mes;[.$D$17];sucursal;[.E$19])" office:value-type="currency" office:currency="ARS" office:value="0" calcext:value-type="currency">
            <text:p>$0,00</text:p>
          </table:table-cell>
          <table:table-cell table:formula="of:=SUMIFS(importe;motivo;[.$A27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luz</text:p>
          </table:table-cell>
          <table:table-cell table:formula="of:=SUMIFS(importe;motivo;[.$A28];mes;[.$D$17];sucursal;[.B$19])" office:value-type="currency" office:currency="ARS" office:value="0" calcext:value-type="currency">
            <text:p>$0,00</text:p>
          </table:table-cell>
          <table:table-cell table:formula="of:=SUMIFS(importe;motivo;[.$A28];mes;[.$D$17];sucursal;[.C$19])" office:value-type="currency" office:currency="ARS" office:value="36500" calcext:value-type="currency">
            <text:p>$36.500,00</text:p>
          </table:table-cell>
          <table:table-cell table:formula="of:=SUMIFS(importe;motivo;[.$A28];mes;[.$D$17];sucursal;[.D$19])" office:value-type="currency" office:currency="ARS" office:value="35600" calcext:value-type="currency">
            <text:p>$35.600,00</text:p>
          </table:table-cell>
          <table:table-cell table:formula="of:=SUMIFS(importe;motivo;[.$A28];mes;[.$D$17];sucursal;[.E$19])" office:value-type="currency" office:currency="ARS" office:value="0" calcext:value-type="currency">
            <text:p>$0,00</text:p>
          </table:table-cell>
          <table:table-cell table:formula="of:=SUMIFS(importe;motivo;[.$A28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ocio</text:p>
          </table:table-cell>
          <table:table-cell table:formula="of:=SUMIFS(importe;motivo;[.$A29];mes;[.$D$17];sucursal;[.B$19])" office:value-type="currency" office:currency="ARS" office:value="0" calcext:value-type="currency">
            <text:p>$0,00</text:p>
          </table:table-cell>
          <table:table-cell table:formula="of:=SUMIFS(importe;motivo;[.$A29];mes;[.$D$17];sucursal;[.C$19])" office:value-type="currency" office:currency="ARS" office:value="0" calcext:value-type="currency">
            <text:p>$0,00</text:p>
          </table:table-cell>
          <table:table-cell table:formula="of:=SUMIFS(importe;motivo;[.$A29];mes;[.$D$17];sucursal;[.D$19])" office:value-type="currency" office:currency="ARS" office:value="0" calcext:value-type="currency">
            <text:p>$0,00</text:p>
          </table:table-cell>
          <table:table-cell table:formula="of:=SUMIFS(importe;motivo;[.$A29];mes;[.$D$17];sucursal;[.E$19])" office:value-type="currency" office:currency="ARS" office:value="0" calcext:value-type="currency">
            <text:p>$0,00</text:p>
          </table:table-cell>
          <table:table-cell table:formula="of:=SUMIFS(importe;motivo;[.$A29];mes;[.$D$17];sucursal;[.F$19])" office:value-type="currency" office:currency="ARS" office:value="15000" calcext:value-type="currency">
            <text:p>$15.0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SUMIFS(importe;motivo;[.$A30];mes;[.$D$17];sucursal;[.B$19])" office:value-type="currency" office:currency="ARS" office:value="0" calcext:value-type="currency">
            <text:p>$0,00</text:p>
          </table:table-cell>
          <table:table-cell table:formula="of:=SUMIFS(importe;motivo;[.$A30];mes;[.$D$17];sucursal;[.C$19])" office:value-type="currency" office:currency="ARS" office:value="0" calcext:value-type="currency">
            <text:p>$0,00</text:p>
          </table:table-cell>
          <table:table-cell table:formula="of:=SUMIFS(importe;motivo;[.$A30];mes;[.$D$17];sucursal;[.D$19])" office:value-type="currency" office:currency="ARS" office:value="0" calcext:value-type="currency">
            <text:p>$0,00</text:p>
          </table:table-cell>
          <table:table-cell table:formula="of:=SUMIFS(importe;motivo;[.$A30];mes;[.$D$17];sucursal;[.E$19])" office:value-type="currency" office:currency="ARS" office:value="22000" calcext:value-type="currency">
            <text:p>$22.000,00</text:p>
          </table:table-cell>
          <table:table-cell table:formula="of:=SUMIFS(importe;motivo;[.$A30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eguro</text:p>
          </table:table-cell>
          <table:table-cell table:formula="of:=SUMIFS(importe;motivo;[.$A31];mes;[.$D$17];sucursal;[.B$19])" office:value-type="currency" office:currency="ARS" office:value="0" calcext:value-type="currency">
            <text:p>$0,00</text:p>
          </table:table-cell>
          <table:table-cell table:formula="of:=SUMIFS(importe;motivo;[.$A31];mes;[.$D$17];sucursal;[.C$19])" office:value-type="currency" office:currency="ARS" office:value="22000" calcext:value-type="currency">
            <text:p>$22.000,00</text:p>
          </table:table-cell>
          <table:table-cell table:formula="of:=SUMIFS(importe;motivo;[.$A31];mes;[.$D$17];sucursal;[.D$19])" office:value-type="currency" office:currency="ARS" office:value="0" calcext:value-type="currency">
            <text:p>$0,00</text:p>
          </table:table-cell>
          <table:table-cell table:formula="of:=SUMIFS(importe;motivo;[.$A31];mes;[.$D$17];sucursal;[.E$19])" office:value-type="currency" office:currency="ARS" office:value="0" calcext:value-type="currency">
            <text:p>$0,00</text:p>
          </table:table-cell>
          <table:table-cell table:formula="of:=SUMIFS(importe;motivo;[.$A31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treaming</text:p>
          </table:table-cell>
          <table:table-cell table:formula="of:=SUMIFS(importe;motivo;[.$A32];mes;[.$D$17];sucursal;[.B$19])" office:value-type="currency" office:currency="ARS" office:value="0" calcext:value-type="currency">
            <text:p>$0,00</text:p>
          </table:table-cell>
          <table:table-cell table:formula="of:=SUMIFS(importe;motivo;[.$A32];mes;[.$D$17];sucursal;[.C$19])" office:value-type="currency" office:currency="ARS" office:value="0" calcext:value-type="currency">
            <text:p>$0,00</text:p>
          </table:table-cell>
          <table:table-cell table:formula="of:=SUMIFS(importe;motivo;[.$A32];mes;[.$D$17];sucursal;[.D$19])" office:value-type="currency" office:currency="ARS" office:value="0" calcext:value-type="currency">
            <text:p>$0,00</text:p>
          </table:table-cell>
          <table:table-cell table:formula="of:=SUMIFS(importe;motivo;[.$A32];mes;[.$D$17];sucursal;[.E$19])" office:value-type="currency" office:currency="ARS" office:value="0" calcext:value-type="currency">
            <text:p>$0,00</text:p>
          </table:table-cell>
          <table:table-cell table:formula="of:=SUMIFS(importe;motivo;[.$A32];mes;[.$D$17];sucursal;[.F$19])" office:value-type="currency" office:currency="ARS" office:value="8500" calcext:value-type="currency">
            <text:p>$8.50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SUMIFS(importe;motivo;[.$A33];mes;[.$D$17];sucursal;[.B$19])" office:value-type="currency" office:currency="ARS" office:value="0" calcext:value-type="currency">
            <text:p>$0,00</text:p>
          </table:table-cell>
          <table:table-cell table:formula="of:=SUMIFS(importe;motivo;[.$A33];mes;[.$D$17];sucursal;[.C$19])" office:value-type="currency" office:currency="ARS" office:value="0" calcext:value-type="currency">
            <text:p>$0,00</text:p>
          </table:table-cell>
          <table:table-cell table:formula="of:=SUMIFS(importe;motivo;[.$A33];mes;[.$D$17];sucursal;[.D$19])" office:value-type="currency" office:currency="ARS" office:value="0" calcext:value-type="currency">
            <text:p>$0,00</text:p>
          </table:table-cell>
          <table:table-cell table:formula="of:=SUMIFS(importe;motivo;[.$A33];mes;[.$D$17];sucursal;[.E$19])" office:value-type="currency" office:currency="ARS" office:value="45200" calcext:value-type="currency">
            <text:p>$45.200,00</text:p>
          </table:table-cell>
          <table:table-cell table:formula="of:=SUMIFS(importe;motivo;[.$A33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telefono</text:p>
          </table:table-cell>
          <table:table-cell table:formula="of:=SUMIFS(importe;motivo;[.$A34];mes;[.$D$17];sucursal;[.B$19])" office:value-type="currency" office:currency="ARS" office:value="8000" calcext:value-type="currency">
            <text:p>$8.000,00</text:p>
          </table:table-cell>
          <table:table-cell table:formula="of:=SUMIFS(importe;motivo;[.$A34];mes;[.$D$17];sucursal;[.C$19])" office:value-type="currency" office:currency="ARS" office:value="0" calcext:value-type="currency">
            <text:p>$0,00</text:p>
          </table:table-cell>
          <table:table-cell table:formula="of:=SUMIFS(importe;motivo;[.$A34];mes;[.$D$17];sucursal;[.D$19])" office:value-type="currency" office:currency="ARS" office:value="0" calcext:value-type="currency">
            <text:p>$0,00</text:p>
          </table:table-cell>
          <table:table-cell table:formula="of:=SUMIFS(importe;motivo;[.$A34];mes;[.$D$17];sucursal;[.E$19])" office:value-type="currency" office:currency="ARS" office:value="0" calcext:value-type="currency">
            <text:p>$0,00</text:p>
          </table:table-cell>
          <table:table-cell table:formula="of:=SUMIFS(importe;motivo;[.$A34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transporte</text:p>
          </table:table-cell>
          <table:table-cell table:formula="of:=SUMIFS(importe;motivo;[.$A35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35];mes;[.$D$17];sucursal;[.C$19])" office:value-type="currency" office:currency="ARS" office:value="0" calcext:value-type="currency">
            <text:p>$0,00</text:p>
          </table:table-cell>
          <table:table-cell table:formula="of:=SUMIFS(importe;motivo;[.$A35];mes;[.$D$17];sucursal;[.D$19])" office:value-type="currency" office:currency="ARS" office:value="0" calcext:value-type="currency">
            <text:p>$0,00</text:p>
          </table:table-cell>
          <table:table-cell table:formula="of:=SUMIFS(importe;motivo;[.$A35];mes;[.$D$17];sucursal;[.E$19])" office:value-type="currency" office:currency="ARS" office:value="0" calcext:value-type="currency">
            <text:p>$0,00</text:p>
          </table:table-cell>
          <table:table-cell table:formula="of:=SUMIFS(importe;motivo;[.$A35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  <table:table-row table:style-name="ro1">
          <table:table-cell office:value-type="string" calcext:value-type="string">
            <text:p>viajes</text:p>
          </table:table-cell>
          <table:table-cell table:formula="of:=SUMIFS(importe;motivo;[.$A36];mes;[.$D$17];sucursal;[.B$19])" office:value-type="currency" office:currency="ARS" office:value="0" calcext:value-type="currency">
            <text:p>$0,00</text:p>
          </table:table-cell>
          <table:table-cell table:formula="of:=SUMIFS(importe;motivo;[.$A36];mes;[.$D$17];sucursal;[.C$19])" office:value-type="currency" office:currency="ARS" office:value="40000" calcext:value-type="currency">
            <text:p>$40.000,00</text:p>
          </table:table-cell>
          <table:table-cell table:formula="of:=SUMIFS(importe;motivo;[.$A36];mes;[.$D$17];sucursal;[.D$19])" office:value-type="currency" office:currency="ARS" office:value="0" calcext:value-type="currency">
            <text:p>$0,00</text:p>
          </table:table-cell>
          <table:table-cell table:formula="of:=SUMIFS(importe;motivo;[.$A36];mes;[.$D$17];sucursal;[.E$19])" office:value-type="currency" office:currency="ARS" office:value="0" calcext:value-type="currency">
            <text:p>$0,00</text:p>
          </table:table-cell>
          <table:table-cell table:formula="of:=SUMIFS(importe;motivo;[.$A36];mes;[.$D$17];sucursal;[.F$19])" office:value-type="currency" office:currency="ARS" office:value="0" calcext:value-type="currency">
            <text:p>$0,00</text:p>
          </table:table-cell>
          <table:table-cell table:number-columns-repeated="7"/>
          <table:table-cell table:style-name="Default" table:number-columns-repeated="16371"/>
        </table:table-row>
      </table:table>
      <table:named-expressions>
        <table:named-range table:name="claves" table:base-cell-address="$Gastos.$D$1" table:cell-range-address="$Gastos.$D:.$D"/>
        <table:named-range table:name="dia_semana" table:base-cell-address="$Feriados.$B$1" table:cell-range-address="$Feriados.$B:.$B"/>
        <table:named-range table:name="fechas" table:base-cell-address="$Feriados.$A$1" table:cell-range-address="$Feriados.$A$2:.$A$1048576"/>
        <table:named-range table:name="importe" table:base-cell-address="$Gastos.$D$1" table:cell-range-address="$Gastos.$E:.$E"/>
        <table:named-range table:name="lista" table:base-cell-address="$Feriados.$A$1" table:cell-range-address="$Feriados.$A$2:.$F$1048576"/>
        <table:named-range table:name="lista_feriados" table:base-cell-address="$Feriados.$D$1" table:cell-range-address="$Feriados.$A:.$F"/>
        <table:named-range table:name="lista_meses" table:base-cell-address="$'Resumen estadistico'.$A$50" table:cell-range-address="$'Resumen estadistico'.$A$50:.$A$61"/>
        <table:named-range table:name="lista_motivos" table:base-cell-address="$'Resumen estadistico'.$A$29" table:cell-range-address="$'Resumen estadistico'.$A$29:.$A$45"/>
        <table:named-range table:name="mes" table:base-cell-address="$Gastos.$A$1" table:cell-range-address="$Gastos.$A:.$A"/>
        <table:named-range table:name="meses" table:base-cell-address="$Feriados.$C$1" table:cell-range-address="$Feriados.$D:.$D"/>
        <table:named-range table:name="motivo" table:base-cell-address="$Gastos.$C$1" table:cell-range-address="$Gastos.$C:.$C"/>
        <table:named-expression table:name="semana" table:base-cell-address="$Feriados.$E$1" table:expression="#REF!"/>
        <table:named-range table:name="sucursal" table:base-cell-address="$Gastos.$B$1" table:cell-range-address="$Gastos.$B:.$B"/>
      </table:named-expressions>
      <table:database-ranges>
        <table:database-range table:name="__Anonymous_DB__1" table:target-range-address="Gastos.A48:Gastos.E274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4" table:function="sum"/>
            </table:subtotal-rule>
          </table:subtotal-rules>
        </table:database-range>
        <table:database-range table:name="__Anonymous_Sheet_DB__4" table:target-range-address="Gastos.A1:Gastos.E1048576"/>
      </table:database-ranges>
      <table:data-pilot-tables>
        <table:data-pilot-table table:name="DataPilot1" table:application-data="" table:target-range-address="'Tabla dinámica_Gastos_1'.A1:'Tabla dinámica_Gastos_1'.N8" table:buttons="'Tabla dinámica_Gastos_1'.A2 'Tabla dinámica_Gastos_1'.B1" table:show-filter-button="false" table:drill-down-on-double-click="false">
          <table:source-cell-range table:cell-range-address="Gastos.A1:Gastos.E230"/>
          <table:data-pilot-field table:source-field-name="mes" table:orientation="column" table:used-hierarchy="0" table:function="auto">
            <table:data-pilot-level table:show-empty="false" calcext:repeat-item-labels="false">
              <table:data-pilot-members>
                <table:data-pilot-member table:name="abril" table:display="true" table:show-details="true"/>
                <table:data-pilot-member table:name="agosto" table:display="true" table:show-details="true"/>
                <table:data-pilot-member table:name="diciembre" table:display="true" table:show-details="true"/>
                <table:data-pilot-member table:name="enero" table:display="true" table:show-details="true"/>
                <table:data-pilot-member table:name="febrero" table:display="true" table:show-details="true"/>
                <table:data-pilot-member table:name="julio" table:display="true" table:show-details="true"/>
                <table:data-pilot-member table:name="junio" table:display="true" table:show-details="true"/>
                <table:data-pilot-member table:name="marzo" table:display="true" table:show-details="true"/>
                <table:data-pilot-member table:name="mayo" table:display="true" table:show-details="true"/>
                <table:data-pilot-member table:name="noviembre" table:display="true" table:show-details="true"/>
                <table:data-pilot-member table:name="octubre" table:display="true" table:show-details="true"/>
                <table:data-pilot-member table:name="sept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cursal" table:orientation="row" table:used-hierarchy="0" table:function="auto">
            <table:data-pilot-level table:show-empty="false" calcext:repeat-item-labels="false">
              <table:data-pilot-members>
                <table:data-pilot-member table:name="S1" table:display="true" table:show-details="true"/>
                <table:data-pilot-member table:name="S2" table:display="true" table:show-details="true"/>
                <table:data-pilot-member table:name="S3" table:display="true" table:show-details="true"/>
                <table:data-pilot-member table:name="S4" table:display="true" table:show-details="true"/>
                <table:data-pilot-member table:name="S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8000" table:display="true" table:show-details="true"/>
                <table:data-pilot-member table:name="8200" table:display="true" table:show-details="true"/>
                <table:data-pilot-member table:name="85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  <table:data-pilot-member table:name="10200" table:display="true" table:show-details="true"/>
                <table:data-pilot-member table:name="10500" table:display="true" table:show-details="true"/>
                <table:data-pilot-member table:name="108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18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000" table:display="true" table:show-details="true"/>
                <table:data-pilot-member table:name="13200" table:display="true" table:show-details="true"/>
                <table:data-pilot-member table:name="13500" table:display="true" table:show-details="true"/>
                <table:data-pilot-member table:name="13800" table:display="true" table:show-details="true"/>
                <table:data-pilot-member table:name="14000" table:display="true" table:show-details="true"/>
                <table:data-pilot-member table:name="14200" table:display="true" table:show-details="true"/>
                <table:data-pilot-member table:name="14500" table:display="true" table:show-details="true"/>
                <table:data-pilot-member table:name="15000" table:display="true" table:show-details="true"/>
                <table:data-pilot-member table:name="155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7000" table:display="true" table:show-details="true"/>
                <table:data-pilot-member table:name="18000" table:display="true" table:show-details="true"/>
                <table:data-pilot-member table:name="18400" table:display="true" table:show-details="true"/>
                <table:data-pilot-member table:name="19000" table:display="true" table:show-details="true"/>
                <table:data-pilot-member table:name="19500" table:display="true" table:show-details="true"/>
                <table:data-pilot-member table:name="20000" table:display="true" table:show-details="true"/>
                <table:data-pilot-member table:name="20500" table:display="true" table:show-details="true"/>
                <table:data-pilot-member table:name="21000" table:display="true" table:show-details="true"/>
                <table:data-pilot-member table:name="215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0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500" table:display="true" table:show-details="true"/>
                <table:data-pilot-member table:name="25000" table:display="true" table:show-details="true"/>
                <table:data-pilot-member table:name="25500" table:display="true" table:show-details="true"/>
                <table:data-pilot-member table:name="26000" table:display="true" table:show-details="true"/>
                <table:data-pilot-member table:name="26500" table:display="true" table:show-details="true"/>
                <table:data-pilot-member table:name="27000" table:display="true" table:show-details="true"/>
                <table:data-pilot-member table:name="27500" table:display="true" table:show-details="true"/>
                <table:data-pilot-member table:name="280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2000" table:display="true" table:show-details="true"/>
                <table:data-pilot-member table:name="33000" table:display="true" table:show-details="true"/>
                <table:data-pilot-member table:name="34000" table:display="true" table:show-details="true"/>
                <table:data-pilot-member table:name="35000" table:display="true" table:show-details="true"/>
                <table:data-pilot-member table:name="35600" table:display="true" table:show-details="true"/>
                <table:data-pilot-member table:name="36500" table:display="true" table:show-details="true"/>
                <table:data-pilot-member table:name="38900" table:display="true" table:show-details="true"/>
                <table:data-pilot-member table:name="395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1000" table:display="true" table:show-details="true"/>
                <table:data-pilot-member table:name="42000" table:display="true" table:show-details="true"/>
                <table:data-pilot-member table:name="43000" table:display="true" table:show-details="true"/>
                <table:data-pilot-member table:name="44000" table:display="true" table:show-details="true"/>
                <table:data-pilot-member table:name="45000" table:display="true" table:show-details="true"/>
                <table:data-pilot-member table:name="45200" table:display="true" table:show-details="true"/>
                <table:data-pilot-member table:name="46000" table:display="true" table:show-details="true"/>
                <table:data-pilot-member table:name="47000" table:display="true" table:show-details="true"/>
                <table:data-pilot-member table:name="48000" table:display="true" table:show-details="true"/>
                <table:data-pilot-member table:name="50000" table:display="true" table:show-details="true"/>
                <table:data-pilot-member table:name="51000" table:display="true" table:show-details="true"/>
                <table:data-pilot-member table:name="52000" table:display="true" table:show-details="true"/>
                <table:data-pilot-member table:name="53000" table:display="true" table:show-details="true"/>
                <table:data-pilot-member table:name="54000" table:display="true" table:show-details="true"/>
                <table:data-pilot-member table:name="55000" table:display="true" table:show-details="true"/>
                <table:data-pilot-member table:name="57000" table:display="true" table:show-details="true"/>
                <table:data-pilot-member table:name="58000" table:display="true" table:show-details="true"/>
                <table:data-pilot-member table:name="59000" table:display="true" table:show-details="true"/>
                <table:data-pilot-member table:name="60000" table:display="true" table:show-details="true"/>
                <table:data-pilot-member table:name="61000" table:display="true" table:show-details="true"/>
                <table:data-pilot-member table:name="62000" table:display="true" table:show-details="true"/>
                <table:data-pilot-member table:name="65000" table:display="true" table:show-details="true"/>
                <table:data-pilot-member table:name="68000" table:display="true" table:show-details="true"/>
                <table:data-pilot-member table:name="180000" table:display="true" table:show-details="true"/>
                <table:data-pilot-member table:name="185000" table:display="true" table:show-details="true"/>
                <table:data-pilot-member table:name="190000" table:display="true" table:show-details="true"/>
                <table:data-pilot-member table:name="195000" table:display="true" table:show-details="true"/>
                <table:data-pilot-member table:name="200000" table:display="true" table:show-details="true"/>
                <table:data-pilot-member table:name="205000" table:display="true" table:show-details="true"/>
                <table:data-pilot-member table:name="2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Gastos_2'.A1:'Tabla dinámica_Gastos_2'.H40" table:buttons="'Tabla dinámica_Gastos_2'.A1 'Tabla dinámica_Gastos_2'.A4 'Tabla dinámica_Gastos_2'.B4 'Tabla dinámica_Gastos_2'.C3" table:show-filter-button="false" table:drill-down-on-double-click="false">
          <table:source-cell-range table:cell-range-address="Gastos.A1:Gastos.E230"/>
          <table:data-pilot-field table:source-field-name="mes" table:orientation="page" table:used-hierarchy="0" table:function="auto" loext:ignore-selected-page="true" table:selected-page="abril">
            <table:data-pilot-level table:show-empty="false" calcext:repeat-item-labels="false">
              <table:data-pilot-members>
                <table:data-pilot-member table:name="abril" table:display="true" table:show-details="true"/>
                <table:data-pilot-member table:name="agosto" table:display="true" table:show-details="true"/>
                <table:data-pilot-member table:name="diciembre" table:display="true" table:show-details="true"/>
                <table:data-pilot-member table:name="enero" table:display="true" table:show-details="true"/>
                <table:data-pilot-member table:name="febrero" table:display="true" table:show-details="true"/>
                <table:data-pilot-member table:name="julio" table:display="true" table:show-details="true"/>
                <table:data-pilot-member table:name="junio" table:display="true" table:show-details="true"/>
                <table:data-pilot-member table:name="marzo" table:display="true" table:show-details="true"/>
                <table:data-pilot-member table:name="mayo" table:display="true" table:show-details="true"/>
                <table:data-pilot-member table:name="noviembre" table:display="true" table:show-details="true"/>
                <table:data-pilot-member table:name="octubre" table:display="true" table:show-details="true"/>
                <table:data-pilot-member table:name="sept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cursal" table:orientation="column" table:used-hierarchy="0" table:function="auto">
            <table:data-pilot-level table:show-empty="false" calcext:repeat-item-labels="false">
              <table:data-pilot-members>
                <table:data-pilot-member table:name="S1" table:display="true" table:show-details="true"/>
                <table:data-pilot-member table:name="S2" table:display="true" table:show-details="true"/>
                <table:data-pilot-member table:name="S3" table:display="true" table:show-details="true"/>
                <table:data-pilot-member table:name="S4" table:display="true" table:show-details="true"/>
                <table:data-pilot-member table:name="S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tivo" table:orientation="row" table:used-hierarchy="0" table:function="auto">
            <table:data-pilot-level table:show-empty="false" calcext:repeat-item-labels="false">
              <table:data-pilot-members>
                <table:data-pilot-member table:name="agua" table:display="true" table:show-details="true"/>
                <table:data-pilot-member table:name="alquiler" table:display="true" table:show-details="true"/>
                <table:data-pilot-member table:name="delivery" table:display="true" table:show-details="true"/>
                <table:data-pilot-member table:name="educacion" table:display="true" table:show-details="true"/>
                <table:data-pilot-member table:name="farmacia" table:display="true" table:show-details="true"/>
                <table:data-pilot-member table:name="gas" table:display="true" table:show-details="true"/>
                <table:data-pilot-member table:name="gimnasio" table:display="true" table:show-details="true"/>
                <table:data-pilot-member table:name="internet" table:display="true" table:show-details="true"/>
                <table:data-pilot-member table:name="luz" table:display="true" table:show-details="true"/>
                <table:data-pilot-member table:name="ocio" table:display="true" table:show-details="true"/>
                <table:data-pilot-member table:name="reparaciones" table:display="true" table:show-details="true"/>
                <table:data-pilot-member table:name="seguro" table:display="true" table:show-details="true"/>
                <table:data-pilot-member table:name="streaming" table:display="true" table:show-details="true"/>
                <table:data-pilot-member table:name="supermercado" table:display="true" table:show-details="true"/>
                <table:data-pilot-member table:name="telefono" table:display="true" table:show-details="true"/>
                <table:data-pilot-member table:name="transporte" table:display="true" table:show-details="true"/>
                <table:data-pilot-member table:name="viaj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8000" table:display="true" table:show-details="true"/>
                <table:data-pilot-member table:name="8200" table:display="true" table:show-details="true"/>
                <table:data-pilot-member table:name="85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  <table:data-pilot-member table:name="10200" table:display="true" table:show-details="true"/>
                <table:data-pilot-member table:name="10500" table:display="true" table:show-details="true"/>
                <table:data-pilot-member table:name="108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18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000" table:display="true" table:show-details="true"/>
                <table:data-pilot-member table:name="13200" table:display="true" table:show-details="true"/>
                <table:data-pilot-member table:name="13500" table:display="true" table:show-details="true"/>
                <table:data-pilot-member table:name="13800" table:display="true" table:show-details="true"/>
                <table:data-pilot-member table:name="14000" table:display="true" table:show-details="true"/>
                <table:data-pilot-member table:name="14200" table:display="true" table:show-details="true"/>
                <table:data-pilot-member table:name="14500" table:display="true" table:show-details="true"/>
                <table:data-pilot-member table:name="15000" table:display="true" table:show-details="true"/>
                <table:data-pilot-member table:name="155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7000" table:display="true" table:show-details="true"/>
                <table:data-pilot-member table:name="18000" table:display="true" table:show-details="true"/>
                <table:data-pilot-member table:name="18400" table:display="true" table:show-details="true"/>
                <table:data-pilot-member table:name="19000" table:display="true" table:show-details="true"/>
                <table:data-pilot-member table:name="19500" table:display="true" table:show-details="true"/>
                <table:data-pilot-member table:name="20000" table:display="true" table:show-details="true"/>
                <table:data-pilot-member table:name="20500" table:display="true" table:show-details="true"/>
                <table:data-pilot-member table:name="21000" table:display="true" table:show-details="true"/>
                <table:data-pilot-member table:name="215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0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500" table:display="true" table:show-details="true"/>
                <table:data-pilot-member table:name="25000" table:display="true" table:show-details="true"/>
                <table:data-pilot-member table:name="25500" table:display="true" table:show-details="true"/>
                <table:data-pilot-member table:name="26000" table:display="true" table:show-details="true"/>
                <table:data-pilot-member table:name="26500" table:display="true" table:show-details="true"/>
                <table:data-pilot-member table:name="27000" table:display="true" table:show-details="true"/>
                <table:data-pilot-member table:name="27500" table:display="true" table:show-details="true"/>
                <table:data-pilot-member table:name="280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2000" table:display="true" table:show-details="true"/>
                <table:data-pilot-member table:name="33000" table:display="true" table:show-details="true"/>
                <table:data-pilot-member table:name="34000" table:display="true" table:show-details="true"/>
                <table:data-pilot-member table:name="35000" table:display="true" table:show-details="true"/>
                <table:data-pilot-member table:name="35600" table:display="true" table:show-details="true"/>
                <table:data-pilot-member table:name="36500" table:display="true" table:show-details="true"/>
                <table:data-pilot-member table:name="38900" table:display="true" table:show-details="true"/>
                <table:data-pilot-member table:name="395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1000" table:display="true" table:show-details="true"/>
                <table:data-pilot-member table:name="42000" table:display="true" table:show-details="true"/>
                <table:data-pilot-member table:name="43000" table:display="true" table:show-details="true"/>
                <table:data-pilot-member table:name="44000" table:display="true" table:show-details="true"/>
                <table:data-pilot-member table:name="45000" table:display="true" table:show-details="true"/>
                <table:data-pilot-member table:name="45200" table:display="true" table:show-details="true"/>
                <table:data-pilot-member table:name="46000" table:display="true" table:show-details="true"/>
                <table:data-pilot-member table:name="47000" table:display="true" table:show-details="true"/>
                <table:data-pilot-member table:name="48000" table:display="true" table:show-details="true"/>
                <table:data-pilot-member table:name="50000" table:display="true" table:show-details="true"/>
                <table:data-pilot-member table:name="51000" table:display="true" table:show-details="true"/>
                <table:data-pilot-member table:name="52000" table:display="true" table:show-details="true"/>
                <table:data-pilot-member table:name="53000" table:display="true" table:show-details="true"/>
                <table:data-pilot-member table:name="54000" table:display="true" table:show-details="true"/>
                <table:data-pilot-member table:name="55000" table:display="true" table:show-details="true"/>
                <table:data-pilot-member table:name="57000" table:display="true" table:show-details="true"/>
                <table:data-pilot-member table:name="58000" table:display="true" table:show-details="true"/>
                <table:data-pilot-member table:name="59000" table:display="true" table:show-details="true"/>
                <table:data-pilot-member table:name="60000" table:display="true" table:show-details="true"/>
                <table:data-pilot-member table:name="61000" table:display="true" table:show-details="true"/>
                <table:data-pilot-member table:name="62000" table:display="true" table:show-details="true"/>
                <table:data-pilot-member table:name="65000" table:display="true" table:show-details="true"/>
                <table:data-pilot-member table:name="68000" table:display="true" table:show-details="true"/>
                <table:data-pilot-member table:name="180000" table:display="true" table:show-details="true"/>
                <table:data-pilot-member table:name="185000" table:display="true" table:show-details="true"/>
                <table:data-pilot-member table:name="190000" table:display="true" table:show-details="true"/>
                <table:data-pilot-member table:name="195000" table:display="true" table:show-details="true"/>
                <table:data-pilot-member table:name="200000" table:display="true" table:show-details="true"/>
                <table:data-pilot-member table:name="205000" table:display="true" table:show-details="true"/>
                <table:data-pilot-member table:name="2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15:12:11.8113061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9:18:59.554414362</meta:creation-date>
    <dc:date>2026-04-06T16:03:29.973973767</dc:date>
    <meta:editing-duration>PT3H13S</meta:editing-duration>
    <meta:editing-cycles>19</meta:editing-cycles>
    <meta:generator>LibreOffice/26.2.2.2$Linux_X86_64 LibreOffice_project/1f77d10d6938fd34972958f64b2bcfa54f8b1ba5</meta:generator>
    <meta:document-statistic meta:table-count="9" meta:cell-count="2279" meta:object-count="0"/>
  </office:meta>
</office:document-meta>
</file>